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429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>
      <style:text-properties fo:font-size="20pt"/>
    </style:style>
    <style:style style:name="ce4" style:family="table-cell" style:parent-style-name="Default">
      <style:text-properties style:font-name="Arial" fo:font-size="20pt" style:font-name-asian="AR PL UMing HK" style:font-name-complex="FreeSans"/>
    </style:style>
  </office:automatic-styles>
  <office:body>
    <office:spreadsheet>
      <table:table table:name="2 Group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" office:value-type="string">
            <text:p>ITERATION 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office:value-type="string">
            <text:p>tolerance</text:p>
          </table:table-cell>
          <table:table-cell office:value-type="float" office:value="0.2">
            <text:p>0.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 office:value-type="string">
            <text:p>Expected order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/>
          <table:table-cell table:style-name="Default"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style-name="Default" office:value-type="string">
            <text:p>Actua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38009">
            <text:p>4.38E-004</text:p>
          </table:table-cell>
          <table:table-cell office:value-type="float" office:value="0.201442">
            <text:p>0.20</text:p>
          </table:table-cell>
          <table:table-cell table:formula="of:=IF(AND(0&lt;[.G6]; [.G6]&lt;[.$C$2]); [.F6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38009">
            <text:p>4.38E-004</text:p>
          </table:table-cell>
          <table:table-cell office:value-type="float" office:value="0.201442">
            <text:p>0.20</text:p>
          </table:table-cell>
          <table:table-cell table:formula="of:=IF(AND(0&lt;[.O6]; [.O6]&lt;[.$C$2]); [.N6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6]/[.Q6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790081">
            <text:p>7.90E-004</text:p>
          </table:table-cell>
          <table:table-cell office:value-type="float" office:value="0.137247">
            <text:p>0.14</text:p>
          </table:table-cell>
          <table:table-cell table:formula="of:=IF(AND(0&lt;[.G7]; [.G7]&lt;[.$C$2]); [.F7]/[.$F$60]/2;[.$C$3])" office:value-type="float" office:value="0.0315039395824362">
            <text:p>0.0315039396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1855">
            <text:p>6.82E-004</text:p>
          </table:table-cell>
          <table:table-cell office:value-type="float" office:value="0.163723">
            <text:p>0.16</text:p>
          </table:table-cell>
          <table:table-cell table:formula="of:=IF(AND(0&lt;[.O7]; [.O7]&lt;[.$C$2]); [.N7]/[.$F$60]/2;[.$C$3])" office:value-type="float" office:value="0.0271885018421934">
            <text:p>0.0271885018</text:p>
          </table:table-cell>
          <table:table-cell office:value-type="float" office:value="0.0271885">
            <text:p>2.72E-002</text:p>
          </table:table-cell>
          <table:table-cell table:formula="of:=[.P7]/[.Q7]" office:value-type="float" office:value="1.00000006775635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34635">
            <text:p>4.35E-004</text:p>
          </table:table-cell>
          <table:table-cell office:value-type="float" office:value="0.18927">
            <text:p>0.19</text:p>
          </table:table-cell>
          <table:table-cell table:formula="of:=IF(AND(0&lt;[.G8]; [.G8]&lt;[.$C$2]); [.F8]/[.$F$60]/2;[.$C$3])" office:value-type="float" office:value="0.0173307734022362">
            <text:p>0.0173307734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O8]; [.O8]&lt;[.$C$2]); [.N8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8]/[.Q8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248">
            <text:p>9.85E-004</text:p>
          </table:table-cell>
          <table:table-cell office:value-type="float" office:value="0.139578">
            <text:p>0.14</text:p>
          </table:table-cell>
          <table:table-cell table:formula="of:=IF(AND(0&lt;[.G9]; [.G9]&lt;[.$C$2]); [.F9]/[.$F$60]/2;[.$C$3])" office:value-type="float" office:value="0.0392860902435523">
            <text:p>0.0392860902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248">
            <text:p>9.85E-004</text:p>
          </table:table-cell>
          <table:table-cell office:value-type="float" office:value="0.139578">
            <text:p>0.14</text:p>
          </table:table-cell>
          <table:table-cell table:formula="of:=IF(AND(0&lt;[.O9]; [.O9]&lt;[.$C$2]); [.N9]/[.$F$60]/2;[.$C$3])" office:value-type="float" office:value="0.0392860902435523">
            <text:p>0.0392860902</text:p>
          </table:table-cell>
          <table:table-cell office:value-type="float" office:value="0.0392861">
            <text:p>3.93E-002</text:p>
          </table:table-cell>
          <table:table-cell table:formula="of:=[.P9]/[.Q9]" office:value-type="float" office:value="0.999999751656497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0324">
            <text:p>3.20E-003</text:p>
          </table:table-cell>
          <table:table-cell office:value-type="float" office:value="0.0779439">
            <text:p>0.08</text:p>
          </table:table-cell>
          <table:table-cell table:formula="of:=IF(AND(0&lt;[.G10]; [.G10]&lt;[.$C$2]); [.F10]/[.$F$60]/2;[.$C$3])" office:value-type="float" office:value="0.127727004481873">
            <text:p>0.1277270045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0106">
            <text:p>2.30E-003</text:p>
          </table:table-cell>
          <table:table-cell office:value-type="float" office:value="0.090069">
            <text:p>0.09</text:p>
          </table:table-cell>
          <table:table-cell table:formula="of:=IF(AND(0&lt;[.O10]; [.O10]&lt;[.$C$2]); [.N10]/[.$F$60]/2;[.$C$3])" office:value-type="float" office:value="0.0917531939327241">
            <text:p>0.0917531939</text:p>
          </table:table-cell>
          <table:table-cell office:value-type="float" office:value="0.0917532">
            <text:p>9.18E-002</text:p>
          </table:table-cell>
          <table:table-cell table:formula="of:=[.P10]/[.Q10]" office:value-type="float" office:value="0.999999933873958">
            <text:p>1.00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2174">
            <text:p>1.32E-003</text:p>
          </table:table-cell>
          <table:table-cell office:value-type="float" office:value="0.117882">
            <text:p>0.12</text:p>
          </table:table-cell>
          <table:table-cell table:formula="of:=IF(AND(0&lt;[.G11]; [.G11]&lt;[.$C$2]); [.F11]/[.$F$60]/2;[.$C$3])" office:value-type="float" office:value="0.0527034786353414">
            <text:p>0.0527034786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93299">
            <text:p>9.93E-004</text:p>
          </table:table-cell>
          <table:table-cell office:value-type="float" office:value="0.136307">
            <text:p>0.14</text:p>
          </table:table-cell>
          <table:table-cell table:formula="of:=IF(AND(0&lt;[.O11]; [.O11]&lt;[.$C$2]); [.N11]/[.$F$60]/2;[.$C$3])" office:value-type="float" office:value="0.0396071183629201">
            <text:p>0.0396071184</text:p>
          </table:table-cell>
          <table:table-cell office:value-type="float" office:value="0.0396071">
            <text:p>3.96E-002</text:p>
          </table:table-cell>
          <table:table-cell table:formula="of:=[.P11]/[.Q11]" office:value-type="float" office:value="1.00000046362698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07">
            <text:p>3.51E-004</text:p>
          </table:table-cell>
          <table:table-cell office:value-type="float" office:value="0.221148">
            <text:p>0.22</text:p>
          </table:table-cell>
          <table:table-cell table:formula="of:=IF(AND(0&lt;[.G12]; [.G12]&lt;[.$C$2]); [.F12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07">
            <text:p>3.51E-004</text:p>
          </table:table-cell>
          <table:table-cell office:value-type="float" office:value="0.221148">
            <text:p>0.22</text:p>
          </table:table-cell>
          <table:table-cell table:formula="of:=IF(AND(0&lt;[.O12]; [.O12]&lt;[.$C$2]); [.N12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12]/[.Q12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9652">
            <text:p>1.20E-003</text:p>
          </table:table-cell>
          <table:table-cell office:value-type="float" office:value="0.111241">
            <text:p>0.11</text:p>
          </table:table-cell>
          <table:table-cell table:formula="of:=IF(AND(0&lt;[.G13]; [.G13]&lt;[.$C$2]); [.F13]/[.$F$60]/2;[.$C$3])" office:value-type="float" office:value="0.0477104167663525">
            <text:p>0.0477104168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884285">
            <text:p>8.84E-004</text:p>
          </table:table-cell>
          <table:table-cell office:value-type="float" office:value="0.139876">
            <text:p>0.14</text:p>
          </table:table-cell>
          <table:table-cell table:formula="of:=IF(AND(0&lt;[.O13]; [.O13]&lt;[.$C$2]); [.N13]/[.$F$60]/2;[.$C$3])" office:value-type="float" office:value="0.0352602596615468">
            <text:p>0.0352602597</text:p>
          </table:table-cell>
          <table:table-cell office:value-type="float" office:value="0.0352603">
            <text:p>3.53E-002</text:p>
          </table:table-cell>
          <table:table-cell table:formula="of:=[.P13]/[.Q13]" office:value-type="float" office:value="0.999998855980999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4702">
            <text:p>5.75E-004</text:p>
          </table:table-cell>
          <table:table-cell office:value-type="float" office:value="0.167801">
            <text:p>0.17</text:p>
          </table:table-cell>
          <table:table-cell table:formula="of:=IF(AND(0&lt;[.G14]; [.G14]&lt;[.$C$2]); [.F14]/[.$F$60]/2;[.$C$3])" office:value-type="float" office:value="0.0229158492431855">
            <text:p>0.0229158492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27271">
            <text:p>3.27E-004</text:p>
          </table:table-cell>
          <table:table-cell office:value-type="float" office:value="0.246953">
            <text:p>0.25</text:p>
          </table:table-cell>
          <table:table-cell table:formula="of:=IF(AND(0&lt;[.O14]; [.O14]&lt;[.$C$2]); [.N14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14]/[.Q14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1855">
            <text:p>6.82E-004</text:p>
          </table:table-cell>
          <table:table-cell office:value-type="float" office:value="0.163723">
            <text:p>0.16</text:p>
          </table:table-cell>
          <table:table-cell table:formula="of:=IF(AND(0&lt;[.G15]; [.G15]&lt;[.$C$2]); [.F15]/[.$F$60]/2;[.$C$3])" office:value-type="float" office:value="0.0271885018421934">
            <text:p>0.0271885018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790081">
            <text:p>7.90E-004</text:p>
          </table:table-cell>
          <table:table-cell office:value-type="float" office:value="0.137247">
            <text:p>0.14</text:p>
          </table:table-cell>
          <table:table-cell table:formula="of:=IF(AND(0&lt;[.O15]; [.O15]&lt;[.$C$2]); [.N15]/[.$F$60]/2;[.$C$3])" office:value-type="float" office:value="0.0315039395824362">
            <text:p>0.0315039396</text:p>
          </table:table-cell>
          <table:table-cell office:value-type="float" office:value="0.0315039">
            <text:p>3.15E-002</text:p>
          </table:table-cell>
          <table:table-cell table:formula="of:=[.P15]/[.Q15]" office:value-type="float" office:value="1.00000125642972">
            <text:p>1.00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17829">
            <text:p>3.18E-003</text:p>
          </table:table-cell>
          <table:table-cell office:value-type="float" office:value="0.0757635">
            <text:p>0.08</text:p>
          </table:table-cell>
          <table:table-cell table:formula="of:=IF(AND(0&lt;[.G16]; [.G16]&lt;[.$C$2]); [.F16]/[.$F$60]/2;[.$C$3])" office:value-type="float" office:value="0.126732140293794">
            <text:p>0.12673214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17829">
            <text:p>3.18E-003</text:p>
          </table:table-cell>
          <table:table-cell office:value-type="float" office:value="0.0757635">
            <text:p>0.08</text:p>
          </table:table-cell>
          <table:table-cell table:formula="of:=IF(AND(0&lt;[.O16]; [.O16]&lt;[.$C$2]); [.N16]/[.$F$60]/2;[.$C$3])" office:value-type="float" office:value="0.126732140293794">
            <text:p>0.1267321403</text:p>
          </table:table-cell>
          <table:table-cell office:value-type="float" office:value="0.126732">
            <text:p>1.27E-001</text:p>
          </table:table-cell>
          <table:table-cell table:formula="of:=[.P16]/[.Q16]" office:value-type="float" office:value="1.0000011070116">
            <text:p>1.00</text:p>
          </table:table-cell>
          <table:table-cell table:number-columns-repeated="2"/>
          <table:table-cell table:style-name="ce1" table:number-columns-repeated="6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5762">
            <text:p>1.46E-003</text:p>
          </table:table-cell>
          <table:table-cell office:value-type="float" office:value="0.107186">
            <text:p>0.11</text:p>
          </table:table-cell>
          <table:table-cell table:formula="of:=IF(AND(0&lt;[.G17]; [.G17]&lt;[.$C$2]); [.F17]/[.$F$60]/2;[.$C$3])" office:value-type="float" office:value="0.0581216007145478">
            <text:p>0.058121600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08799">
            <text:p>1.09E-003</text:p>
          </table:table-cell>
          <table:table-cell office:value-type="float" office:value="0.11998">
            <text:p>0.12</text:p>
          </table:table-cell>
          <table:table-cell table:formula="of:=IF(AND(0&lt;[.O17]; [.O17]&lt;[.$C$2]); [.N17]/[.$F$60]/2;[.$C$3])" office:value-type="float" office:value="0.0433828572339984">
            <text:p>0.0433828572</text:p>
          </table:table-cell>
          <table:table-cell office:value-type="float" office:value="0.0433829">
            <text:p>4.34E-002</text:p>
          </table:table-cell>
          <table:table-cell table:formula="of:=[.P17]/[.Q17]" office:value-type="float" office:value="0.999999014219853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0106">
            <text:p>2.30E-003</text:p>
          </table:table-cell>
          <table:table-cell office:value-type="float" office:value="0.090069">
            <text:p>0.09</text:p>
          </table:table-cell>
          <table:table-cell table:formula="of:=IF(AND(0&lt;[.G18]; [.G18]&lt;[.$C$2]); [.F18]/[.$F$60]/2;[.$C$3])" office:value-type="float" office:value="0.0917531939327241">
            <text:p>0.0917531939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0324">
            <text:p>3.20E-003</text:p>
          </table:table-cell>
          <table:table-cell office:value-type="float" office:value="0.0779439">
            <text:p>0.08</text:p>
          </table:table-cell>
          <table:table-cell table:formula="of:=IF(AND(0&lt;[.O18]; [.O18]&lt;[.$C$2]); [.N18]/[.$F$60]/2;[.$C$3])" office:value-type="float" office:value="0.127727004481873">
            <text:p>0.1277270045</text:p>
          </table:table-cell>
          <table:table-cell office:value-type="float" office:value="0.127727">
            <text:p>1.28E-001</text:p>
          </table:table-cell>
          <table:table-cell table:formula="of:=[.P18]/[.Q18]" office:value-type="float" office:value="1.00000003508947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394">
            <text:p>1.25E-002</text:p>
          </table:table-cell>
          <table:table-cell office:value-type="float" office:value="0.032505">
            <text:p>0.03</text:p>
          </table:table-cell>
          <table:table-cell table:formula="of:=IF(AND(0&lt;[.G19]; [.G19]&lt;[.$C$2]); [.F19]/[.$F$60]/2;[.$C$3])" office:value-type="float" office:value="0.5">
            <text:p>0.5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394">
            <text:p>1.25E-002</text:p>
          </table:table-cell>
          <table:table-cell office:value-type="float" office:value="0.032505">
            <text:p>0.03</text:p>
          </table:table-cell>
          <table:table-cell table:formula="of:=IF(AND(0&lt;[.O19]; [.O19]&lt;[.$C$2]); [.N19]/[.$F$60]/2;[.$C$3])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P19]/[.Q19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04165">
            <text:p>4.04E-003</text:p>
          </table:table-cell>
          <table:table-cell office:value-type="float" office:value="0.0659025">
            <text:p>0.07</text:p>
          </table:table-cell>
          <table:table-cell table:formula="of:=IF(AND(0&lt;[.G20]; [.G20]&lt;[.$C$2]); [.F20]/[.$F$60]/2;[.$C$3])" office:value-type="float" office:value="0.161158029889787">
            <text:p>0.1611580299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977">
            <text:p>3.84E-003</text:p>
          </table:table-cell>
          <table:table-cell office:value-type="float" office:value="0.0687871">
            <text:p>0.07</text:p>
          </table:table-cell>
          <table:table-cell table:formula="of:=IF(AND(0&lt;[.O20]; [.O20]&lt;[.$C$2]); [.N20]/[.$F$60]/2;[.$C$3])" office:value-type="float" office:value="0.15310820294432">
            <text:p>0.1531082029</text:p>
          </table:table-cell>
          <table:table-cell office:value-type="float" office:value="0.153108">
            <text:p>1.53E-001</text:p>
          </table:table-cell>
          <table:table-cell table:formula="of:=[.P20]/[.Q20]" office:value-type="float" office:value="1.00000132549782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884285">
            <text:p>8.84E-004</text:p>
          </table:table-cell>
          <table:table-cell office:value-type="float" office:value="0.139876">
            <text:p>0.14</text:p>
          </table:table-cell>
          <table:table-cell table:formula="of:=IF(AND(0&lt;[.G21]; [.G21]&lt;[.$C$2]); [.F21]/[.$F$60]/2;[.$C$3])" office:value-type="float" office:value="0.0352602596615468">
            <text:p>0.035260259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9652">
            <text:p>1.20E-003</text:p>
          </table:table-cell>
          <table:table-cell office:value-type="float" office:value="0.111241">
            <text:p>0.11</text:p>
          </table:table-cell>
          <table:table-cell table:formula="of:=IF(AND(0&lt;[.O21]; [.O21]&lt;[.$C$2]); [.N21]/[.$F$60]/2;[.$C$3])" office:value-type="float" office:value="0.0477104167663525">
            <text:p>0.0477104168</text:p>
          </table:table-cell>
          <table:table-cell office:value-type="float" office:value="0.0477104">
            <text:p>4.77E-002</text:p>
          </table:table-cell>
          <table:table-cell table:formula="of:=[.P21]/[.Q21]" office:value-type="float" office:value="1.00000035141924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24013">
            <text:p>3.24E-003</text:p>
          </table:table-cell>
          <table:table-cell office:value-type="float" office:value="0.0761195">
            <text:p>0.08</text:p>
          </table:table-cell>
          <table:table-cell table:formula="of:=IF(AND(0&lt;[.G22]; [.G22]&lt;[.$C$2]); [.F22]/[.$F$60]/2;[.$C$3])" office:value-type="float" office:value="0.129197968004849">
            <text:p>0.129197968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24013">
            <text:p>3.24E-003</text:p>
          </table:table-cell>
          <table:table-cell office:value-type="float" office:value="0.0761195">
            <text:p>0.08</text:p>
          </table:table-cell>
          <table:table-cell table:formula="of:=IF(AND(0&lt;[.O22]; [.O22]&lt;[.$C$2]); [.N22]/[.$F$60]/2;[.$C$3])" office:value-type="float" office:value="0.129197968004849">
            <text:p>0.129197968</text:p>
          </table:table-cell>
          <table:table-cell office:value-type="float" office:value="0.129198">
            <text:p>1.29E-001</text:p>
          </table:table-cell>
          <table:table-cell table:formula="of:=[.P22]/[.Q22]" office:value-type="float" office:value="0.999999752355677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0529">
            <text:p>1.31E-003</text:p>
          </table:table-cell>
          <table:table-cell office:value-type="float" office:value="0.114434">
            <text:p>0.11</text:p>
          </table:table-cell>
          <table:table-cell table:formula="of:=IF(AND(0&lt;[.G23]; [.G23]&lt;[.$C$2]); [.F23]/[.$F$60]/2;[.$C$3])" office:value-type="float" office:value="0.0520475461345838">
            <text:p>0.0520475461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3158">
            <text:p>1.13E-003</text:p>
          </table:table-cell>
          <table:table-cell office:value-type="float" office:value="0.123392">
            <text:p>0.12</text:p>
          </table:table-cell>
          <table:table-cell table:formula="of:=IF(AND(0&lt;[.O23]; [.O23]&lt;[.$C$2]); [.N23]/[.$F$60]/2;[.$C$3])" office:value-type="float" office:value="0.0451209786752157">
            <text:p>0.0451209787</text:p>
          </table:table-cell>
          <table:table-cell office:value-type="float" office:value="0.045121">
            <text:p>4.51E-002</text:p>
          </table:table-cell>
          <table:table-cell table:formula="of:=[.P23]/[.Q23]" office:value-type="float" office:value="0.9999995273867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G24]; [.G24]&lt;[.$C$2]); [.F24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34635">
            <text:p>4.35E-004</text:p>
          </table:table-cell>
          <table:table-cell office:value-type="float" office:value="0.18927">
            <text:p>0.19</text:p>
          </table:table-cell>
          <table:table-cell table:formula="of:=IF(AND(0&lt;[.O24]; [.O24]&lt;[.$C$2]); [.N24]/[.$F$60]/2;[.$C$3])" office:value-type="float" office:value="0.0173307734022362">
            <text:p>0.0173307734</text:p>
          </table:table-cell>
          <table:table-cell office:value-type="float" office:value="0.0173308">
            <text:p>1.73E-002</text:p>
          </table:table-cell>
          <table:table-cell table:formula="of:=[.P24]/[.Q24]" office:value-type="float" office:value="0.99999846528932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08799">
            <text:p>1.09E-003</text:p>
          </table:table-cell>
          <table:table-cell office:value-type="float" office:value="0.11998">
            <text:p>0.12</text:p>
          </table:table-cell>
          <table:table-cell table:formula="of:=IF(AND(0&lt;[.G25]; [.G25]&lt;[.$C$2]); [.F25]/[.$F$60]/2;[.$C$3])" office:value-type="float" office:value="0.0433828572339984">
            <text:p>0.0433828572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5762">
            <text:p>1.46E-003</text:p>
          </table:table-cell>
          <table:table-cell office:value-type="float" office:value="0.107186">
            <text:p>0.11</text:p>
          </table:table-cell>
          <table:table-cell table:formula="of:=IF(AND(0&lt;[.O25]; [.O25]&lt;[.$C$2]); [.N25]/[.$F$60]/2;[.$C$3])" office:value-type="float" office:value="0.0581216007145478">
            <text:p>0.0581216007</text:p>
          </table:table-cell>
          <table:table-cell office:value-type="float" office:value="0.0581216">
            <text:p>5.81E-002</text:p>
          </table:table-cell>
          <table:table-cell table:formula="of:=[.P25]/[.Q25]" office:value-type="float" office:value="1.0000000122940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85193">
            <text:p>6.85E-004</text:p>
          </table:table-cell>
          <table:table-cell office:value-type="float" office:value="0.153499">
            <text:p>0.15</text:p>
          </table:table-cell>
          <table:table-cell table:formula="of:=IF(AND(0&lt;[.G26]; [.G26]&lt;[.$C$2]); [.F26]/[.$F$60]/2;[.$C$3])" office:value-type="float" office:value="0.0273216023095204">
            <text:p>0.027321602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85193">
            <text:p>6.85E-004</text:p>
          </table:table-cell>
          <table:table-cell office:value-type="float" office:value="0.153499">
            <text:p>0.15</text:p>
          </table:table-cell>
          <table:table-cell table:formula="of:=IF(AND(0&lt;[.O26]; [.O26]&lt;[.$C$2]); [.N26]/[.$F$60]/2;[.$C$3])" office:value-type="float" office:value="0.0273216023095204">
            <text:p>0.0273216023</text:p>
          </table:table-cell>
          <table:table-cell office:value-type="float" office:value="0.0273216">
            <text:p>2.73E-002</text:p>
          </table:table-cell>
          <table:table-cell table:formula="of:=[.P26]/[.Q26]" office:value-type="float" office:value="1.00000008453094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93299">
            <text:p>9.93E-004</text:p>
          </table:table-cell>
          <table:table-cell office:value-type="float" office:value="0.136307">
            <text:p>0.14</text:p>
          </table:table-cell>
          <table:table-cell table:formula="of:=IF(AND(0&lt;[.G27]; [.G27]&lt;[.$C$2]); [.F27]/[.$F$60]/2;[.$C$3])" office:value-type="float" office:value="0.0396071183629201">
            <text:p>0.0396071184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2174">
            <text:p>1.32E-003</text:p>
          </table:table-cell>
          <table:table-cell office:value-type="float" office:value="0.117882">
            <text:p>0.12</text:p>
          </table:table-cell>
          <table:table-cell table:formula="of:=IF(AND(0&lt;[.O27]; [.O27]&lt;[.$C$2]); [.N27]/[.$F$60]/2;[.$C$3])" office:value-type="float" office:value="0.0527034786353414">
            <text:p>0.0527034786</text:p>
          </table:table-cell>
          <table:table-cell office:value-type="float" office:value="0.0527035">
            <text:p>5.27E-002</text:p>
          </table:table-cell>
          <table:table-cell table:formula="of:=[.P27]/[.Q27]" office:value-type="float" office:value="0.99999959462543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977">
            <text:p>3.84E-003</text:p>
          </table:table-cell>
          <table:table-cell office:value-type="float" office:value="0.0687871">
            <text:p>0.07</text:p>
          </table:table-cell>
          <table:table-cell table:formula="of:=IF(AND(0&lt;[.G28]; [.G28]&lt;[.$C$2]); [.F28]/[.$F$60]/2;[.$C$3])" office:value-type="float" office:value="0.15310820294432">
            <text:p>0.1531082029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04165">
            <text:p>4.04E-003</text:p>
          </table:table-cell>
          <table:table-cell office:value-type="float" office:value="0.0659025">
            <text:p>0.07</text:p>
          </table:table-cell>
          <table:table-cell table:formula="of:=IF(AND(0&lt;[.O28]; [.O28]&lt;[.$C$2]); [.N28]/[.$F$60]/2;[.$C$3])" office:value-type="float" office:value="0.161158029889787">
            <text:p>0.1611580299</text:p>
          </table:table-cell>
          <table:table-cell office:value-type="float" office:value="0.161158">
            <text:p>1.61E-001</text:p>
          </table:table-cell>
          <table:table-cell table:formula="of:=[.P28]/[.Q28]" office:value-type="float" office:value="1.00000018546884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1653">
            <text:p>1.52E-003</text:p>
          </table:table-cell>
          <table:table-cell office:value-type="float" office:value="0.108111">
            <text:p>0.11</text:p>
          </table:table-cell>
          <table:table-cell table:formula="of:=IF(AND(0&lt;[.G29]; [.G29]&lt;[.$C$2]); [.F29]/[.$F$60]/2;[.$C$3])" office:value-type="float" office:value="0.060470596679267">
            <text:p>0.060470596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1653">
            <text:p>1.52E-003</text:p>
          </table:table-cell>
          <table:table-cell office:value-type="float" office:value="0.108111">
            <text:p>0.11</text:p>
          </table:table-cell>
          <table:table-cell table:formula="of:=IF(AND(0&lt;[.O29]; [.O29]&lt;[.$C$2]); [.N29]/[.$F$60]/2;[.$C$3])" office:value-type="float" office:value="0.060470596679267">
            <text:p>0.0604705967</text:p>
          </table:table-cell>
          <table:table-cell office:value-type="float" office:value="0.0604706">
            <text:p>6.05E-002</text:p>
          </table:table-cell>
          <table:table-cell table:formula="of:=[.P29]/[.Q29]" office:value-type="float" office:value="0.999999945085165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27271">
            <text:p>3.27E-004</text:p>
          </table:table-cell>
          <table:table-cell office:value-type="float" office:value="0.246953">
            <text:p>0.25</text:p>
          </table:table-cell>
          <table:table-cell table:formula="of:=IF(AND(0&lt;[.G30]; [.G30]&lt;[.$C$2]); [.F30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4702">
            <text:p>5.75E-004</text:p>
          </table:table-cell>
          <table:table-cell office:value-type="float" office:value="0.167801">
            <text:p>0.17</text:p>
          </table:table-cell>
          <table:table-cell table:formula="of:=IF(AND(0&lt;[.O30]; [.O30]&lt;[.$C$2]); [.N30]/[.$F$60]/2;[.$C$3])" office:value-type="float" office:value="0.0229158492431855">
            <text:p>0.0229158492</text:p>
          </table:table-cell>
          <table:table-cell office:value-type="float" office:value="0.0229158">
            <text:p>2.29E-002</text:p>
          </table:table-cell>
          <table:table-cell table:formula="of:=[.P30]/[.Q30]" office:value-type="float" office:value="1.0000021488748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3158">
            <text:p>1.13E-003</text:p>
          </table:table-cell>
          <table:table-cell office:value-type="float" office:value="0.123392">
            <text:p>0.12</text:p>
          </table:table-cell>
          <table:table-cell table:formula="of:=IF(AND(0&lt;[.G31]; [.G31]&lt;[.$C$2]); [.F31]/[.$F$60]/2;[.$C$3])" office:value-type="float" office:value="0.0451209786752157">
            <text:p>0.045120978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0529">
            <text:p>1.31E-003</text:p>
          </table:table-cell>
          <table:table-cell office:value-type="float" office:value="0.114434">
            <text:p>0.11</text:p>
          </table:table-cell>
          <table:table-cell table:formula="of:=IF(AND(0&lt;[.O31]; [.O31]&lt;[.$C$2]); [.N31]/[.$F$60]/2;[.$C$3])" office:value-type="float" office:value="0.0520475461345838">
            <text:p>0.0520475461</text:p>
          </table:table-cell>
          <table:table-cell office:value-type="float" office:value="0.0520475">
            <text:p>5.20E-002</text:p>
          </table:table-cell>
          <table:table-cell table:formula="of:=[.P31]/[.Q31]" office:value-type="float" office:value="1.00000088639385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1">
            <text:p>1.00E-001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1534">
            <text:p>4.12E-004</text:p>
          </table:table-cell>
          <table:table-cell office:value-type="float" office:value="0.199104">
            <text:p>0.20</text:p>
          </table:table-cell>
          <table:table-cell table:formula="of:=IF(AND(0&lt;[.G32]; [.G32]&lt;[.$C$2]); [.F32]/[.$F$60]/2;[.$C$3])" office:value-type="float" office:value="0.0164096368247285">
            <text:p>0.0164096368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1534">
            <text:p>4.12E-004</text:p>
          </table:table-cell>
          <table:table-cell office:value-type="float" office:value="0.199104">
            <text:p>0.20</text:p>
          </table:table-cell>
          <table:table-cell table:formula="of:=IF(AND(0&lt;[.O32]; [.O32]&lt;[.$C$2]); [.N32]/[.$F$60]/2;[.$C$3])" office:value-type="float" office:value="0.0164096368247285">
            <text:p>0.0164096368</text:p>
          </table:table-cell>
          <table:table-cell office:value-type="float" office:value="0.0164096">
            <text:p>1.64E-002</text:p>
          </table:table-cell>
          <table:table-cell table:formula="of:=[.P32]/[.Q32]" office:value-type="float" office:value="1.00000224409665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00571094">
            <text:p>5.71E-006</text:p>
          </table:table-cell>
          <table:table-cell office:value-type="float" office:value="0.9995">
            <text:p>1.00</text:p>
          </table:table-cell>
          <table:table-cell table:formula="of:=IF(AND(0&lt;[.G33]; [.G33]&lt;[.$C$2]); [.F33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00571094">
            <text:p>5.71E-006</text:p>
          </table:table-cell>
          <table:table-cell office:value-type="float" office:value="0.9995">
            <text:p>1.00</text:p>
          </table:table-cell>
          <table:table-cell table:formula="of:=IF(AND(0&lt;[.O33]; [.O33]&lt;[.$C$2]); [.N33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3]/[.Q33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619311">
            <text:p>6.19E-005</text:p>
          </table:table-cell>
          <table:table-cell office:value-type="float" office:value="0.340905">
            <text:p>0.34</text:p>
          </table:table-cell>
          <table:table-cell table:formula="of:=IF(AND(0&lt;[.G34]; [.G34]&lt;[.$C$2]); [.F3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00689653">
            <text:p>6.90E-006</text:p>
          </table:table-cell>
          <table:table-cell office:value-type="float" office:value="0.713215">
            <text:p>0.71</text:p>
          </table:table-cell>
          <table:table-cell table:formula="of:=IF(AND(0&lt;[.O34]; [.O34]&lt;[.$C$2]); [.N3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4]/[.Q34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0867595">
            <text:p>8.68E-006</text:p>
          </table:table-cell>
          <table:table-cell office:value-type="float" office:value="0.659278">
            <text:p>0.66</text:p>
          </table:table-cell>
          <table:table-cell table:formula="of:=IF(AND(0&lt;[.G35]; [.G35]&lt;[.$C$2]); [.F35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.00E+000</text:p>
          </table:table-cell>
          <table:table-cell office:value-type="float" office:value="0">
            <text:p>0.00</text:p>
          </table:table-cell>
          <table:table-cell table:formula="of:=IF(AND(0&lt;[.O35]; [.O35]&lt;[.$C$2]); [.N35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5]/[.Q35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371637">
            <text:p>3.72E-005</text:p>
          </table:table-cell>
          <table:table-cell office:value-type="float" office:value="0.447233">
            <text:p>0.45</text:p>
          </table:table-cell>
          <table:table-cell table:formula="of:=IF(AND(0&lt;[.G36]; [.G36]&lt;[.$C$2]); [.F36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371637">
            <text:p>3.72E-005</text:p>
          </table:table-cell>
          <table:table-cell office:value-type="float" office:value="0.447233">
            <text:p>0.45</text:p>
          </table:table-cell>
          <table:table-cell table:formula="of:=IF(AND(0&lt;[.O36]; [.O36]&lt;[.$C$2]); [.N36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6]/[.Q36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342">
            <text:p>2.69E-004</text:p>
          </table:table-cell>
          <table:table-cell office:value-type="float" office:value="0.140498">
            <text:p>0.14</text:p>
          </table:table-cell>
          <table:table-cell table:formula="of:=IF(AND(0&lt;[.G37]; [.G37]&lt;[.$C$2]); [.F37]/[.$F$60]/2;[.$C$3])" office:value-type="float" office:value="0.0107398280619487">
            <text:p>0.0107398281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800126">
            <text:p>8.00E-005</text:p>
          </table:table-cell>
          <table:table-cell office:value-type="float" office:value="0.22469">
            <text:p>0.22</text:p>
          </table:table-cell>
          <table:table-cell table:formula="of:=IF(AND(0&lt;[.O37]; [.O37]&lt;[.$C$2]); [.N37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7]/[.Q37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447201">
            <text:p>4.47E-005</text:p>
          </table:table-cell>
          <table:table-cell office:value-type="float" office:value="0.379316">
            <text:p>0.38</text:p>
          </table:table-cell>
          <table:table-cell table:formula="of:=IF(AND(0&lt;[.G38]; [.G38]&lt;[.$C$2]); [.F3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248583">
            <text:p>2.49E-005</text:p>
          </table:table-cell>
          <table:table-cell office:value-type="float" office:value="0.499258">
            <text:p>0.50</text:p>
          </table:table-cell>
          <table:table-cell table:formula="of:=IF(AND(0&lt;[.O38]; [.O38]&lt;[.$C$2]); [.N3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8]/[.Q38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0825773">
            <text:p>8.26E-007</text:p>
          </table:table-cell>
          <table:table-cell office:value-type="float" office:value="0.9995">
            <text:p>1.00</text:p>
          </table:table-cell>
          <table:table-cell table:formula="of:=IF(AND(0&lt;[.G39]; [.G39]&lt;[.$C$2]); [.F39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0825773">
            <text:p>8.26E-007</text:p>
          </table:table-cell>
          <table:table-cell office:value-type="float" office:value="0.9995">
            <text:p>1.00</text:p>
          </table:table-cell>
          <table:table-cell table:formula="of:=IF(AND(0&lt;[.O39]; [.O39]&lt;[.$C$2]); [.N39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9]/[.Q39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7678">
            <text:p>3.77E-005</text:p>
          </table:table-cell>
          <table:table-cell office:value-type="float" office:value="0.398087">
            <text:p>0.40</text:p>
          </table:table-cell>
          <table:table-cell table:formula="of:=IF(AND(0&lt;[.G40]; [.G40]&lt;[.$C$2]); [.F40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288978">
            <text:p>2.89E-005</text:p>
          </table:table-cell>
          <table:table-cell office:value-type="float" office:value="0.576953">
            <text:p>0.58</text:p>
          </table:table-cell>
          <table:table-cell table:formula="of:=IF(AND(0&lt;[.O40]; [.O40]&lt;[.$C$2]); [.N40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0]/[.Q40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0111753">
            <text:p>1.12E-006</text:p>
          </table:table-cell>
          <table:table-cell office:value-type="float" office:value="0.9995">
            <text:p>1.00</text:p>
          </table:table-cell>
          <table:table-cell table:formula="of:=IF(AND(0&lt;[.G41]; [.G41]&lt;[.$C$2]); [.F41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506639">
            <text:p>5.07E-006</text:p>
          </table:table-cell>
          <table:table-cell office:value-type="float" office:value="0.9995">
            <text:p>1.00</text:p>
          </table:table-cell>
          <table:table-cell table:formula="of:=IF(AND(0&lt;[.O41]; [.O41]&lt;[.$C$2]); [.N41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1]/[.Q41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00689653">
            <text:p>6.90E-006</text:p>
          </table:table-cell>
          <table:table-cell office:value-type="float" office:value="0.713215">
            <text:p>0.71</text:p>
          </table:table-cell>
          <table:table-cell table:formula="of:=IF(AND(0&lt;[.G42]; [.G42]&lt;[.$C$2]); [.F42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619311">
            <text:p>6.19E-005</text:p>
          </table:table-cell>
          <table:table-cell office:value-type="float" office:value="0.340905">
            <text:p>0.34</text:p>
          </table:table-cell>
          <table:table-cell table:formula="of:=IF(AND(0&lt;[.O42]; [.O42]&lt;[.$C$2]); [.N42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2]/[.Q42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316107">
            <text:p>3.16E-004</text:p>
          </table:table-cell>
          <table:table-cell office:value-type="float" office:value="0.140131">
            <text:p>0.14</text:p>
          </table:table-cell>
          <table:table-cell table:formula="of:=IF(AND(0&lt;[.G43]; [.G43]&lt;[.$C$2]); [.F43]/[.$F$60]/2;[.$C$3])" office:value-type="float" office:value="0.0126045504569597">
            <text:p>0.0126045505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316107">
            <text:p>3.16E-004</text:p>
          </table:table-cell>
          <table:table-cell office:value-type="float" office:value="0.140131">
            <text:p>0.14</text:p>
          </table:table-cell>
          <table:table-cell table:formula="of:=IF(AND(0&lt;[.O43]; [.O43]&lt;[.$C$2]); [.N43]/[.$F$61]/2;[.$C$3])" office:value-type="float" office:value="0.027413382221328">
            <text:p>0.0274133822</text:p>
          </table:table-cell>
          <table:table-cell office:value-type="float" office:value="0.0274134">
            <text:p>2.74E-002</text:p>
          </table:table-cell>
          <table:table-cell table:formula="of:=[.P43]/[.Q43]" office:value-type="float" office:value="0.999999351460528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675229">
            <text:p>6.75E-005</text:p>
          </table:table-cell>
          <table:table-cell office:value-type="float" office:value="0.327434">
            <text:p>0.33</text:p>
          </table:table-cell>
          <table:table-cell table:formula="of:=IF(AND(0&lt;[.G44]; [.G44]&lt;[.$C$2]); [.F4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572445">
            <text:p>5.72E-005</text:p>
          </table:table-cell>
          <table:table-cell office:value-type="float" office:value="0.30452">
            <text:p>0.30</text:p>
          </table:table-cell>
          <table:table-cell table:formula="of:=IF(AND(0&lt;[.O44]; [.O44]&lt;[.$C$2]); [.N4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4]/[.Q44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800126">
            <text:p>8.00E-005</text:p>
          </table:table-cell>
          <table:table-cell office:value-type="float" office:value="0.22469">
            <text:p>0.22</text:p>
          </table:table-cell>
          <table:table-cell table:formula="of:=IF(AND(0&lt;[.G45]; [.G45]&lt;[.$C$2]); [.F45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342">
            <text:p>2.69E-004</text:p>
          </table:table-cell>
          <table:table-cell office:value-type="float" office:value="0.140498">
            <text:p>0.14</text:p>
          </table:table-cell>
          <table:table-cell table:formula="of:=IF(AND(0&lt;[.O45]; [.O45]&lt;[.$C$2]); [.N45]/[.$F$61]/2;[.$C$3])" office:value-type="float" office:value="0.0233578351452417">
            <text:p>0.0233578351</text:p>
          </table:table-cell>
          <table:table-cell office:value-type="float" office:value="0.0233578">
            <text:p>2.34E-002</text:p>
          </table:table-cell>
          <table:table-cell table:formula="of:=[.P45]/[.Q45]" office:value-type="float" office:value="1.00000150464692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6556">
            <text:p>5.77E-003</text:p>
          </table:table-cell>
          <table:table-cell office:value-type="float" office:value="0.0160113">
            <text:p>0.02</text:p>
          </table:table-cell>
          <table:table-cell table:formula="of:=IF(AND(0&lt;[.G46]; [.G46]&lt;[.$C$2]); [.F46]/[.$F$60]/2;[.$C$3])" office:value-type="float" office:value="0.229897762253377">
            <text:p>0.229897762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6556">
            <text:p>5.77E-003</text:p>
          </table:table-cell>
          <table:table-cell office:value-type="float" office:value="0.0160113">
            <text:p>0.02</text:p>
          </table:table-cell>
          <table:table-cell table:formula="of:=IF(AND(0&lt;[.O46]; [.O46]&lt;[.$C$2]); [.N46]/[.$F$61]/2;[.$C$3])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P46]/[.Q46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394865">
            <text:p>3.95E-004</text:p>
          </table:table-cell>
          <table:table-cell office:value-type="float" office:value="0.115239">
            <text:p>0.12</text:p>
          </table:table-cell>
          <table:table-cell table:formula="of:=IF(AND(0&lt;[.G47]; [.G47]&lt;[.$C$2]); [.F47]/[.$F$60]/2;[.$C$3])" office:value-type="float" office:value="0.0157449718487328">
            <text:p>0.0157449718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98621">
            <text:p>1.99E-004</text:p>
          </table:table-cell>
          <table:table-cell office:value-type="float" office:value="0.155839">
            <text:p>0.16</text:p>
          </table:table-cell>
          <table:table-cell table:formula="of:=IF(AND(0&lt;[.O47]; [.O47]&lt;[.$C$2]); [.N47]/[.$F$61]/2;[.$C$3])" office:value-type="float" office:value="0.0172247795530703">
            <text:p>0.0172247796</text:p>
          </table:table-cell>
          <table:table-cell office:value-type="float" office:value="0.0172248">
            <text:p>1.72E-002</text:p>
          </table:table-cell>
          <table:table-cell table:formula="of:=[.P47]/[.Q47]" office:value-type="float" office:value="0.999998812936597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288978">
            <text:p>2.89E-005</text:p>
          </table:table-cell>
          <table:table-cell office:value-type="float" office:value="0.576953">
            <text:p>0.58</text:p>
          </table:table-cell>
          <table:table-cell table:formula="of:=IF(AND(0&lt;[.G48]; [.G48]&lt;[.$C$2]); [.F4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7678">
            <text:p>3.77E-005</text:p>
          </table:table-cell>
          <table:table-cell office:value-type="float" office:value="0.398087">
            <text:p>0.40</text:p>
          </table:table-cell>
          <table:table-cell table:formula="of:=IF(AND(0&lt;[.O48]; [.O48]&lt;[.$C$2]); [.N4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8]/[.Q48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221606">
            <text:p>2.22E-004</text:p>
          </table:table-cell>
          <table:table-cell office:value-type="float" office:value="0.16795">
            <text:p>0.17</text:p>
          </table:table-cell>
          <table:table-cell table:formula="of:=IF(AND(0&lt;[.G49]; [.G49]&lt;[.$C$2]); [.F49]/[.$F$60]/2;[.$C$3])" office:value-type="float" office:value="0.00883638770595084">
            <text:p>0.0088363877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221606">
            <text:p>2.22E-004</text:p>
          </table:table-cell>
          <table:table-cell office:value-type="float" office:value="0.16795">
            <text:p>0.17</text:p>
          </table:table-cell>
          <table:table-cell table:formula="of:=IF(AND(0&lt;[.O49]; [.O49]&lt;[.$C$2]); [.N49]/[.$F$61]/2;[.$C$3])" office:value-type="float" office:value="0.0192180811577713">
            <text:p>0.0192180812</text:p>
          </table:table-cell>
          <table:table-cell office:value-type="float" office:value="0.0192181">
            <text:p>1.92E-002</text:p>
          </table:table-cell>
          <table:table-cell table:formula="of:=[.P49]/[.Q49]" office:value-type="float" office:value="0.999999019558193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925784">
            <text:p>9.26E-005</text:p>
          </table:table-cell>
          <table:table-cell office:value-type="float" office:value="0.257795">
            <text:p>0.26</text:p>
          </table:table-cell>
          <table:table-cell table:formula="of:=IF(AND(0&lt;[.G50]; [.G50]&lt;[.$C$2]); [.F50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19127">
            <text:p>3.19E-005</text:p>
          </table:table-cell>
          <table:table-cell office:value-type="float" office:value="0.429943">
            <text:p>0.43</text:p>
          </table:table-cell>
          <table:table-cell table:formula="of:=IF(AND(0&lt;[.O50]; [.O50]&lt;[.$C$2]); [.N50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0]/[.Q50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.00E+000</text:p>
          </table:table-cell>
          <table:table-cell office:value-type="float" office:value="0">
            <text:p>0.00</text:p>
          </table:table-cell>
          <table:table-cell table:formula="of:=IF(AND(0&lt;[.G51]; [.G51]&lt;[.$C$2]); [.F51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0867595">
            <text:p>8.68E-006</text:p>
          </table:table-cell>
          <table:table-cell office:value-type="float" office:value="0.659278">
            <text:p>0.66</text:p>
          </table:table-cell>
          <table:table-cell table:formula="of:=IF(AND(0&lt;[.O51]; [.O51]&lt;[.$C$2]); [.N51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1]/[.Q51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572445">
            <text:p>5.72E-005</text:p>
          </table:table-cell>
          <table:table-cell office:value-type="float" office:value="0.30452">
            <text:p>0.30</text:p>
          </table:table-cell>
          <table:table-cell table:formula="of:=IF(AND(0&lt;[.G52]; [.G52]&lt;[.$C$2]); [.F52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675229">
            <text:p>6.75E-005</text:p>
          </table:table-cell>
          <table:table-cell office:value-type="float" office:value="0.327434">
            <text:p>0.33</text:p>
          </table:table-cell>
          <table:table-cell table:formula="of:=IF(AND(0&lt;[.O52]; [.O52]&lt;[.$C$2]); [.N52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2]/[.Q52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101354">
            <text:p>1.01E-005</text:p>
          </table:table-cell>
          <table:table-cell office:value-type="float" office:value="0.729878">
            <text:p>0.73</text:p>
          </table:table-cell>
          <table:table-cell table:formula="of:=IF(AND(0&lt;[.G53]; [.G53]&lt;[.$C$2]); [.F53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101354">
            <text:p>1.01E-005</text:p>
          </table:table-cell>
          <table:table-cell office:value-type="float" office:value="0.729878">
            <text:p>0.73</text:p>
          </table:table-cell>
          <table:table-cell table:formula="of:=IF(AND(0&lt;[.O53]; [.O53]&lt;[.$C$2]); [.N53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3]/[.Q53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248583">
            <text:p>2.49E-005</text:p>
          </table:table-cell>
          <table:table-cell office:value-type="float" office:value="0.499258">
            <text:p>0.50</text:p>
          </table:table-cell>
          <table:table-cell table:formula="of:=IF(AND(0&lt;[.G54]; [.G54]&lt;[.$C$2]); [.F5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447201">
            <text:p>4.47E-005</text:p>
          </table:table-cell>
          <table:table-cell office:value-type="float" office:value="0.379316">
            <text:p>0.38</text:p>
          </table:table-cell>
          <table:table-cell table:formula="of:=IF(AND(0&lt;[.O54]; [.O54]&lt;[.$C$2]); [.N5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4]/[.Q54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98621">
            <text:p>1.99E-004</text:p>
          </table:table-cell>
          <table:table-cell office:value-type="float" office:value="0.155839">
            <text:p>0.16</text:p>
          </table:table-cell>
          <table:table-cell table:formula="of:=IF(AND(0&lt;[.G55]; [.G55]&lt;[.$C$2]); [.F55]/[.$F$60]/2;[.$C$3])" office:value-type="float" office:value="0.00791987654911718">
            <text:p>0.0079198765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394865">
            <text:p>3.95E-004</text:p>
          </table:table-cell>
          <table:table-cell office:value-type="float" office:value="0.115239">
            <text:p>0.12</text:p>
          </table:table-cell>
          <table:table-cell table:formula="of:=IF(AND(0&lt;[.O55]; [.O55]&lt;[.$C$2]); [.N55]/[.$F$61]/2;[.$C$3])" office:value-type="float" office:value="0.034243421280847">
            <text:p>0.0342434213</text:p>
          </table:table-cell>
          <table:table-cell office:value-type="float" office:value="0.0342434">
            <text:p>3.42E-002</text:p>
          </table:table-cell>
          <table:table-cell table:formula="of:=[.P55]/[.Q55]" office:value-type="float" office:value="1.00000062145835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760556">
            <text:p>7.61E-005</text:p>
          </table:table-cell>
          <table:table-cell office:value-type="float" office:value="0.287757">
            <text:p>0.29</text:p>
          </table:table-cell>
          <table:table-cell table:formula="of:=IF(AND(0&lt;[.G56]; [.G56]&lt;[.$C$2]); [.F56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760556">
            <text:p>7.61E-005</text:p>
          </table:table-cell>
          <table:table-cell office:value-type="float" office:value="0.287757">
            <text:p>0.29</text:p>
          </table:table-cell>
          <table:table-cell table:formula="of:=IF(AND(0&lt;[.O56]; [.O56]&lt;[.$C$2]); [.N56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6]/[.Q56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506639">
            <text:p>5.07E-006</text:p>
          </table:table-cell>
          <table:table-cell office:value-type="float" office:value="0.9995">
            <text:p>1.00</text:p>
          </table:table-cell>
          <table:table-cell table:formula="of:=IF(AND(0&lt;[.G57]; [.G57]&lt;[.$C$2]); [.F57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0111753">
            <text:p>1.12E-006</text:p>
          </table:table-cell>
          <table:table-cell office:value-type="float" office:value="0.9995">
            <text:p>1.00</text:p>
          </table:table-cell>
          <table:table-cell table:formula="of:=IF(AND(0&lt;[.O57]; [.O57]&lt;[.$C$2]); [.N57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7]/[.Q57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19127">
            <text:p>3.19E-005</text:p>
          </table:table-cell>
          <table:table-cell office:value-type="float" office:value="0.429943">
            <text:p>0.43</text:p>
          </table:table-cell>
          <table:table-cell table:formula="of:=IF(AND(0&lt;[.G58]; [.G58]&lt;[.$C$2]); [.F5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925784">
            <text:p>9.26E-005</text:p>
          </table:table-cell>
          <table:table-cell office:value-type="float" office:value="0.257795">
            <text:p>0.26</text:p>
          </table:table-cell>
          <table:table-cell table:formula="of:=IF(AND(0&lt;[.O58]; [.O58]&lt;[.$C$2]); [.N5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8]/[.Q58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.00E+0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00226761">
            <text:p>2.27E-006</text:p>
          </table:table-cell>
          <table:table-cell office:value-type="float" office:value="0.646964">
            <text:p>0.65</text:p>
          </table:table-cell>
          <table:table-cell table:formula="of:=IF(AND(0&lt;[.G59]; [.G59]&lt;[.$C$2]); [.F59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00226761">
            <text:p>2.27E-006</text:p>
          </table:table-cell>
          <table:table-cell office:value-type="float" office:value="0.646964">
            <text:p>0.65</text:p>
          </table:table-cell>
          <table:table-cell table:formula="of:=IF(AND(0&lt;[.O59]; [.O59]&lt;[.$C$2]); [.N59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9]/[.Q59]" office:value-type="float" office:value="1">
            <text:p>1.00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max 1</text:p>
          </table:table-cell>
          <table:table-cell table:style-name="Default" table:formula="of:=MAX([.F6:.F32])" office:value-type="float" office:value="0.0125394">
            <text:p>1.25E-00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max 2</text:p>
          </table:table-cell>
          <table:table-cell table:style-name="Default" table:formula="of:=MAX([.F33:.F59])" office:value-type="float" office:value="0.00576556">
            <text:p>5.77E-00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 table:number-rows-repeated="35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</table:table>
      <table:table table:name="Total of 2 Group" table:style-name="ta1">
        <table:table-column table:style-name="co1" table:number-columns-repeated="23" table:default-cell-style-name="Default"/>
        <table:table-row table:style-name="ro1">
          <table:table-cell table:number-columns-repeated="7"/>
          <table:table-cell table:style-name="ce3" office:value-type="string">
            <text:p>ITERATION 0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tolerance</text:p>
          </table:table-cell>
          <table:table-cell office:value-type="float" office:value="0.2">
            <text:p>0.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 table:number-columns-repeated="20"/>
        </table:table-row>
        <table:table-row table:style-name="ro2">
          <table:table-cell table:number-columns-repeated="9"/>
          <table:table-cell office:value-type="string">
            <text:p>Expected Order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esult</text:p>
          </table:table-cell>
          <table:table-cell office:value-type="string">
            <text:p>Rel Error</text:p>
          </table:table-cell>
          <table:table-cell office:value-type="string">
            <text:p>WWLB</text:p>
          </table:table-cell>
          <table:table-cell/>
          <table:table-cell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esult</text:p>
          </table:table-cell>
          <table:table-cell office:value-type="string">
            <text:p>Rel Error</text:p>
          </table:table-cell>
          <table:table-cell office:value-type="string">
            <text:p>WWLB</text:p>
          </table:table-cell>
          <table:table-cell office:value-type="string">
            <text:p>Actua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3" office:value-type="float" office:value="-10">
            <text:p>-10</text:p>
          </table:table-cell>
          <table:table-cell table:style-name="ce1" office:value-type="float" office:value="0.00044372">
            <text:p>4.44E-004</text:p>
          </table:table-cell>
          <table:table-cell table:style-name="ce2" office:value-type="float" office:value="0.199326">
            <text:p>0.20</text:p>
          </table:table-cell>
          <table:table-cell table:formula="of:=IF(AND(0&lt;[.G6]; [.G6]&lt;[.$C$2]); [.F6]/[.$F$33]/2;[.$C$3])" office:value-type="float" office:value="0.0121202519543947">
            <text:p>0.012120252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-10">
            <text:p>-10</text:p>
          </table:table-cell>
          <table:table-cell table:style-name="ce1" office:value-type="float" office:value="0.00044372">
            <text:p>4.44E-004</text:p>
          </table:table-cell>
          <table:table-cell table:style-name="ce2" office:value-type="float" office:value="0.199326">
            <text:p>0.20</text:p>
          </table:table-cell>
          <table:table-cell table:formula="of:=IF(AND(0&lt;[.O6]; [.O6]&lt;[.$C$2]); [.N6]/[.$F$33]/2;[.$C$3])" office:value-type="float" office:value="0.0121202519543947">
            <text:p>0.012120252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0852012">
            <text:p>8.52E-004</text:p>
          </table:table-cell>
          <table:table-cell table:style-name="ce2" office:value-type="float" office:value="0.133584">
            <text:p>0.13</text:p>
          </table:table-cell>
          <table:table-cell table:formula="of:=IF(AND(0&lt;[.G7]; [.G7]&lt;[.$C$2]); [.F7]/[.$F$33]/2;[.$C$3])" office:value-type="float" office:value="0.0232727848827363">
            <text:p>0.0232727849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table:style-name="ce1" office:value-type="float" office:value="0.000688752">
            <text:p>6.89E-004</text:p>
          </table:table-cell>
          <table:table-cell table:style-name="ce2" office:value-type="float" office:value="0.164115">
            <text:p>0.16</text:p>
          </table:table-cell>
          <table:table-cell table:formula="of:=IF(AND(0&lt;[.O7]; [.O7]&lt;[.$C$2]); [.N7]/[.$F$33]/2;[.$C$3])" office:value-type="float" office:value="0.0188133232085398">
            <text:p>0.0188133232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0443311">
            <text:p>4.43E-004</text:p>
          </table:table-cell>
          <table:table-cell table:style-name="ce2" office:value-type="float" office:value="0.186691">
            <text:p>0.19</text:p>
          </table:table-cell>
          <table:table-cell table:formula="of:=IF(AND(0&lt;[.G8]; [.G8]&lt;[.$C$2]); [.F8]/[.$F$33]/2;[.$C$3])" office:value-type="float" office:value="0.0121090800823823">
            <text:p>0.0121090801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table:style-name="ce1" office:value-type="float" office:value="0.000289847">
            <text:p>2.90E-004</text:p>
          </table:table-cell>
          <table:table-cell table:style-name="ce2" office:value-type="float" office:value="0.224275">
            <text:p>0.22</text:p>
          </table:table-cell>
          <table:table-cell table:formula="of:=IF(AND(0&lt;[.O8]; [.O8]&lt;[.$C$2]); [.N8]/[.$F$33]/2;[.$C$3])" office:value-type="float" office:value="0.001">
            <text:p>1.00E-00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102241">
            <text:p>1.02E-003</text:p>
          </table:table-cell>
          <table:table-cell table:style-name="ce2" office:value-type="float" office:value="0.140615">
            <text:p>0.14</text:p>
          </table:table-cell>
          <table:table-cell table:formula="of:=IF(AND(0&lt;[.G9]; [.G9]&lt;[.$C$2]); [.F9]/[.$F$33]/2;[.$C$3])" office:value-type="float" office:value="0.0279272216728854">
            <text:p>0.0279272217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102241">
            <text:p>1.02E-003</text:p>
          </table:table-cell>
          <table:table-cell table:style-name="ce2" office:value-type="float" office:value="0.140615">
            <text:p>0.14</text:p>
          </table:table-cell>
          <table:table-cell table:formula="of:=IF(AND(0&lt;[.O9]; [.O9]&lt;[.$C$2]); [.N9]/[.$F$33]/2;[.$C$3])" office:value-type="float" office:value="0.0279272216728854">
            <text:p>0.0279272217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347258">
            <text:p>3.47E-003</text:p>
          </table:table-cell>
          <table:table-cell table:style-name="ce2" office:value-type="float" office:value="0.0756572">
            <text:p>0.08</text:p>
          </table:table-cell>
          <table:table-cell table:formula="of:=IF(AND(0&lt;[.G10]; [.G10]&lt;[.$C$2]); [.F10]/[.$F$33]/2;[.$C$3])" office:value-type="float" office:value="0.0948538369507618">
            <text:p>0.094853837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238108">
            <text:p>2.38E-003</text:p>
          </table:table-cell>
          <table:table-cell table:style-name="ce2" office:value-type="float" office:value="0.0885479">
            <text:p>0.09</text:p>
          </table:table-cell>
          <table:table-cell table:formula="of:=IF(AND(0&lt;[.O10]; [.O10]&lt;[.$C$2]); [.N10]/[.$F$33]/2;[.$C$3])" office:value-type="float" office:value="0.0650394156755842">
            <text:p>0.0650394157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136646">
            <text:p>1.37E-003</text:p>
          </table:table-cell>
          <table:table-cell table:style-name="ce2" office:value-type="float" office:value="0.11584">
            <text:p>0.12</text:p>
          </table:table-cell>
          <table:table-cell table:formula="of:=IF(AND(0&lt;[.G11]; [.G11]&lt;[.$C$2]); [.F11]/[.$F$33]/2;[.$C$3])" office:value-type="float" office:value="0.037324978557654">
            <text:p>0.0373249786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101816">
            <text:p>1.02E-003</text:p>
          </table:table-cell>
          <table:table-cell table:style-name="ce2" office:value-type="float" office:value="0.134941">
            <text:p>0.13</text:p>
          </table:table-cell>
          <table:table-cell table:formula="of:=IF(AND(0&lt;[.O11]; [.O11]&lt;[.$C$2]); [.N11]/[.$F$33]/2;[.$C$3])" office:value-type="float" office:value="0.0278111325382821">
            <text:p>0.0278111325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351526">
            <text:p>3.52E-004</text:p>
          </table:table-cell>
          <table:table-cell table:style-name="ce2" office:value-type="float" office:value="0.221334">
            <text:p>0.22</text:p>
          </table:table-cell>
          <table:table-cell table:formula="of:=IF(AND(0&lt;[.G12]; [.G12]&lt;[.$C$2]); [.F12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351526">
            <text:p>3.52E-004</text:p>
          </table:table-cell>
          <table:table-cell table:style-name="ce2" office:value-type="float" office:value="0.221334">
            <text:p>0.22</text:p>
          </table:table-cell>
          <table:table-cell table:formula="of:=IF(AND(0&lt;[.O12]; [.O12]&lt;[.$C$2]); [.N12]/[.$F$33]/2;[.$C$3])" office:value-type="float" office:value="0.001">
            <text:p>1.00E-00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12342">
            <text:p>1.23E-003</text:p>
          </table:table-cell>
          <table:table-cell table:style-name="ce2" office:value-type="float" office:value="0.110315">
            <text:p>0.11</text:p>
          </table:table-cell>
          <table:table-cell table:formula="of:=IF(AND(0&lt;[.G13]; [.G13]&lt;[.$C$2]); [.F13]/[.$F$33]/2;[.$C$3])" office:value-type="float" office:value="0.0337122846887992">
            <text:p>0.0337122847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913183">
            <text:p>9.13E-004</text:p>
          </table:table-cell>
          <table:table-cell table:style-name="ce2" office:value-type="float" office:value="0.137536">
            <text:p>0.14</text:p>
          </table:table-cell>
          <table:table-cell table:formula="of:=IF(AND(0&lt;[.O13]; [.O13]&lt;[.$C$2]); [.N13]/[.$F$33]/2;[.$C$3])" office:value-type="float" office:value="0.0249436762833995">
            <text:p>0.024943676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0.00057582">
            <text:p>5.76E-004</text:p>
          </table:table-cell>
          <table:table-cell table:style-name="ce2" office:value-type="float" office:value="0.167475">
            <text:p>0.17</text:p>
          </table:table-cell>
          <table:table-cell table:formula="of:=IF(AND(0&lt;[.G14]; [.G14]&lt;[.$C$2]); [.F14]/[.$F$33]/2;[.$C$3])" office:value-type="float" office:value="0.0157285754087703">
            <text:p>0.0157285754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332337">
            <text:p>3.32E-004</text:p>
          </table:table-cell>
          <table:table-cell table:style-name="ce2" office:value-type="float" office:value="0.254193">
            <text:p>0.25</text:p>
          </table:table-cell>
          <table:table-cell table:formula="of:=IF(AND(0&lt;[.O14]; [.O14]&lt;[.$C$2]); [.N14]/[.$F$33]/2;[.$C$3])" office:value-type="float" office:value="0.001">
            <text:p>1.00E-00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table:style-name="ce1" office:value-type="float" office:value="0.000688752">
            <text:p>6.89E-004</text:p>
          </table:table-cell>
          <table:table-cell table:style-name="ce2" office:value-type="float" office:value="0.164115">
            <text:p>0.16</text:p>
          </table:table-cell>
          <table:table-cell table:formula="of:=IF(AND(0&lt;[.G15]; [.G15]&lt;[.$C$2]); [.F15]/[.$F$33]/2;[.$C$3])" office:value-type="float" office:value="0.0188133232085398">
            <text:p>0.0188133232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0852012">
            <text:p>8.52E-004</text:p>
          </table:table-cell>
          <table:table-cell table:style-name="ce2" office:value-type="float" office:value="0.133584">
            <text:p>0.13</text:p>
          </table:table-cell>
          <table:table-cell table:formula="of:=IF(AND(0&lt;[.O15]; [.O15]&lt;[.$C$2]); [.N15]/[.$F$33]/2;[.$C$3])" office:value-type="float" office:value="0.0232727848827363">
            <text:p>0.0232727849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34944">
            <text:p>3.49E-003</text:p>
          </table:table-cell>
          <table:table-cell table:style-name="ce2" office:value-type="float" office:value="0.0726383">
            <text:p>0.07</text:p>
          </table:table-cell>
          <table:table-cell table:formula="of:=IF(AND(0&lt;[.G16]; [.G16]&lt;[.$C$2]); [.F16]/[.$F$33]/2;[.$C$3])" office:value-type="float" office:value="0.0954498522253604">
            <text:p>0.0954498522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34944">
            <text:p>3.49E-003</text:p>
          </table:table-cell>
          <table:table-cell table:style-name="ce2" office:value-type="float" office:value="0.0726383">
            <text:p>0.07</text:p>
          </table:table-cell>
          <table:table-cell table:formula="of:=IF(AND(0&lt;[.O16]; [.O16]&lt;[.$C$2]); [.N16]/[.$F$33]/2;[.$C$3])" office:value-type="float" office:value="0.0954498522253604">
            <text:p>0.0954498522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152514">
            <text:p>1.53E-003</text:p>
          </table:table-cell>
          <table:table-cell table:style-name="ce2" office:value-type="float" office:value="0.10689">
            <text:p>0.11</text:p>
          </table:table-cell>
          <table:table-cell table:formula="of:=IF(AND(0&lt;[.G17]; [.G17]&lt;[.$C$2]); [.F17]/[.$F$33]/2;[.$C$3])" office:value-type="float" office:value="0.0416593371173839">
            <text:p>0.0416593371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114523">
            <text:p>1.15E-003</text:p>
          </table:table-cell>
          <table:table-cell table:style-name="ce2" office:value-type="float" office:value="0.119861">
            <text:p>0.12</text:p>
          </table:table-cell>
          <table:table-cell table:formula="of:=IF(AND(0&lt;[.O17]; [.O17]&lt;[.$C$2]); [.N17]/[.$F$33]/2;[.$C$3])" office:value-type="float" office:value="0.0312820610874684">
            <text:p>0.0312820611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238108">
            <text:p>2.38E-003</text:p>
          </table:table-cell>
          <table:table-cell table:style-name="ce2" office:value-type="float" office:value="0.0885479">
            <text:p>0.09</text:p>
          </table:table-cell>
          <table:table-cell table:formula="of:=IF(AND(0&lt;[.G18]; [.G18]&lt;[.$C$2]); [.F18]/[.$F$33]/2;[.$C$3])" office:value-type="float" office:value="0.0650394156755842">
            <text:p>0.0650394157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347258">
            <text:p>3.47E-003</text:p>
          </table:table-cell>
          <table:table-cell table:style-name="ce2" office:value-type="float" office:value="0.0756572">
            <text:p>0.08</text:p>
          </table:table-cell>
          <table:table-cell table:formula="of:=IF(AND(0&lt;[.O18]; [.O18]&lt;[.$C$2]); [.N18]/[.$F$33]/2;[.$C$3])" office:value-type="float" office:value="0.0948538369507618">
            <text:p>0.094853837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183049">
            <text:p>1.83E-002</text:p>
          </table:table-cell>
          <table:table-cell table:style-name="ce2" office:value-type="float" office:value="0.0213514">
            <text:p>0.02</text:p>
          </table:table-cell>
          <table:table-cell table:formula="of:=IF(AND(0&lt;[.G19]; [.G19]&lt;[.$C$2]); [.F19]/[.$F$33]/2;[.$C$3])" office:value-type="float" office:value="0.5">
            <text:p>0.5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183049">
            <text:p>1.83E-002</text:p>
          </table:table-cell>
          <table:table-cell table:style-name="ce2" office:value-type="float" office:value="0.0213514">
            <text:p>0.02</text:p>
          </table:table-cell>
          <table:table-cell table:formula="of:=IF(AND(0&lt;[.O19]; [.O19]&lt;[.$C$2]); [.N19]/[.$F$33]/2;[.$C$3])" office:value-type="float" office:value="0.5">
            <text:p>0.5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443652">
            <text:p>4.44E-003</text:p>
          </table:table-cell>
          <table:table-cell table:style-name="ce2" office:value-type="float" office:value="0.0631256">
            <text:p>0.06</text:p>
          </table:table-cell>
          <table:table-cell table:formula="of:=IF(AND(0&lt;[.G20]; [.G20]&lt;[.$C$2]); [.F20]/[.$F$33]/2;[.$C$3])" office:value-type="float" office:value="0.121183945282411">
            <text:p>0.1211839453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403839">
            <text:p>4.04E-003</text:p>
          </table:table-cell>
          <table:table-cell table:style-name="ce2" office:value-type="float" office:value="0.0677534">
            <text:p>0.07</text:p>
          </table:table-cell>
          <table:table-cell table:formula="of:=IF(AND(0&lt;[.O20]; [.O20]&lt;[.$C$2]); [.N20]/[.$F$33]/2;[.$C$3])" office:value-type="float" office:value="0.110308988303678">
            <text:p>0.110308988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913183">
            <text:p>9.13E-004</text:p>
          </table:table-cell>
          <table:table-cell table:style-name="ce2" office:value-type="float" office:value="0.137536">
            <text:p>0.14</text:p>
          </table:table-cell>
          <table:table-cell table:formula="of:=IF(AND(0&lt;[.G21]; [.G21]&lt;[.$C$2]); [.F21]/[.$F$33]/2;[.$C$3])" office:value-type="float" office:value="0.0249436762833995">
            <text:p>0.024943676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12342">
            <text:p>1.23E-003</text:p>
          </table:table-cell>
          <table:table-cell table:style-name="ce2" office:value-type="float" office:value="0.110315">
            <text:p>0.11</text:p>
          </table:table-cell>
          <table:table-cell table:formula="of:=IF(AND(0&lt;[.O21]; [.O21]&lt;[.$C$2]); [.N21]/[.$F$33]/2;[.$C$3])" office:value-type="float" office:value="0.0337122846887992">
            <text:p>0.0337122847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346174">
            <text:p>3.46E-003</text:p>
          </table:table-cell>
          <table:table-cell table:style-name="ce2" office:value-type="float" office:value="0.0736362">
            <text:p>0.07</text:p>
          </table:table-cell>
          <table:table-cell table:formula="of:=IF(AND(0&lt;[.G22]; [.G22]&lt;[.$C$2]); [.F22]/[.$F$33]/2;[.$C$3])" office:value-type="float" office:value="0.0945577413697972">
            <text:p>0.0945577414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346174">
            <text:p>3.46E-003</text:p>
          </table:table-cell>
          <table:table-cell table:style-name="ce2" office:value-type="float" office:value="0.0736362">
            <text:p>0.07</text:p>
          </table:table-cell>
          <table:table-cell table:formula="of:=IF(AND(0&lt;[.O22]; [.O22]&lt;[.$C$2]); [.N22]/[.$F$33]/2;[.$C$3])" office:value-type="float" office:value="0.0945577413697972">
            <text:p>0.0945577414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0.00139787">
            <text:p>1.40E-003</text:p>
          </table:table-cell>
          <table:table-cell table:style-name="ce2" office:value-type="float" office:value="0.112469">
            <text:p>0.11</text:p>
          </table:table-cell>
          <table:table-cell table:formula="of:=IF(AND(0&lt;[.G23]; [.G23]&lt;[.$C$2]); [.F23]/[.$F$33]/2;[.$C$3])" office:value-type="float" office:value="0.0381829455500986">
            <text:p>0.0381829456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116349">
            <text:p>1.16E-003</text:p>
          </table:table-cell>
          <table:table-cell table:style-name="ce2" office:value-type="float" office:value="0.123782">
            <text:p>0.12</text:p>
          </table:table-cell>
          <table:table-cell table:formula="of:=IF(AND(0&lt;[.O23]; [.O23]&lt;[.$C$2]); [.N23]/[.$F$33]/2;[.$C$3])" office:value-type="float" office:value="0.0317808346399052">
            <text:p>0.0317808346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table:style-name="ce1" office:value-type="float" office:value="0.000289847">
            <text:p>2.90E-004</text:p>
          </table:table-cell>
          <table:table-cell table:style-name="ce2" office:value-type="float" office:value="0.224275">
            <text:p>0.22</text:p>
          </table:table-cell>
          <table:table-cell table:formula="of:=IF(AND(0&lt;[.G24]; [.G24]&lt;[.$C$2]); [.F24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0443311">
            <text:p>4.43E-004</text:p>
          </table:table-cell>
          <table:table-cell table:style-name="ce2" office:value-type="float" office:value="0.186691">
            <text:p>0.19</text:p>
          </table:table-cell>
          <table:table-cell table:formula="of:=IF(AND(0&lt;[.O24]; [.O24]&lt;[.$C$2]); [.N24]/[.$F$33]/2;[.$C$3])" office:value-type="float" office:value="0.0121090800823823">
            <text:p>0.0121090801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1" office:value-type="float" office:value="0.00114523">
            <text:p>1.15E-003</text:p>
          </table:table-cell>
          <table:table-cell table:style-name="ce2" office:value-type="float" office:value="0.119861">
            <text:p>0.12</text:p>
          </table:table-cell>
          <table:table-cell table:formula="of:=IF(AND(0&lt;[.G25]; [.G25]&lt;[.$C$2]); [.F25]/[.$F$33]/2;[.$C$3])" office:value-type="float" office:value="0.0312820610874684">
            <text:p>0.0312820611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152514">
            <text:p>1.53E-003</text:p>
          </table:table-cell>
          <table:table-cell table:style-name="ce2" office:value-type="float" office:value="0.10689">
            <text:p>0.11</text:p>
          </table:table-cell>
          <table:table-cell table:formula="of:=IF(AND(0&lt;[.O25]; [.O25]&lt;[.$C$2]); [.N25]/[.$F$33]/2;[.$C$3])" office:value-type="float" office:value="0.0416593371173839">
            <text:p>0.0416593371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0695328">
            <text:p>6.95E-004</text:p>
          </table:table-cell>
          <table:table-cell table:style-name="ce2" office:value-type="float" office:value="0.154648">
            <text:p>0.15</text:p>
          </table:table-cell>
          <table:table-cell table:formula="of:=IF(AND(0&lt;[.G26]; [.G26]&lt;[.$C$2]); [.F26]/[.$F$33]/2;[.$C$3])" office:value-type="float" office:value="0.0189929472436342">
            <text:p>0.0189929472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1" office:value-type="float" office:value="0.000695328">
            <text:p>6.95E-004</text:p>
          </table:table-cell>
          <table:table-cell table:style-name="ce2" office:value-type="float" office:value="0.154648">
            <text:p>0.15</text:p>
          </table:table-cell>
          <table:table-cell table:formula="of:=IF(AND(0&lt;[.O26]; [.O26]&lt;[.$C$2]); [.N26]/[.$F$33]/2;[.$C$3])" office:value-type="float" office:value="0.0189929472436342">
            <text:p>0.0189929472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style-name="ce1" office:value-type="float" office:value="0.00101816">
            <text:p>1.02E-003</text:p>
          </table:table-cell>
          <table:table-cell table:style-name="ce2" office:value-type="float" office:value="0.134941">
            <text:p>0.13</text:p>
          </table:table-cell>
          <table:table-cell table:formula="of:=IF(AND(0&lt;[.G27]; [.G27]&lt;[.$C$2]); [.F27]/[.$F$33]/2;[.$C$3])" office:value-type="float" office:value="0.0278111325382821">
            <text:p>0.0278111325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136646">
            <text:p>1.37E-003</text:p>
          </table:table-cell>
          <table:table-cell table:style-name="ce2" office:value-type="float" office:value="0.11584">
            <text:p>0.12</text:p>
          </table:table-cell>
          <table:table-cell table:formula="of:=IF(AND(0&lt;[.O27]; [.O27]&lt;[.$C$2]); [.N27]/[.$F$33]/2;[.$C$3])" office:value-type="float" office:value="0.037324978557654">
            <text:p>0.0373249786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403839">
            <text:p>4.04E-003</text:p>
          </table:table-cell>
          <table:table-cell table:style-name="ce2" office:value-type="float" office:value="0.0677534">
            <text:p>0.07</text:p>
          </table:table-cell>
          <table:table-cell table:formula="of:=IF(AND(0&lt;[.G28]; [.G28]&lt;[.$C$2]); [.F28]/[.$F$33]/2;[.$C$3])" office:value-type="float" office:value="0.110308988303678">
            <text:p>0.1103089883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443652">
            <text:p>4.44E-003</text:p>
          </table:table-cell>
          <table:table-cell table:style-name="ce2" office:value-type="float" office:value="0.0631256">
            <text:p>0.06</text:p>
          </table:table-cell>
          <table:table-cell table:formula="of:=IF(AND(0&lt;[.O28]; [.O28]&lt;[.$C$2]); [.N28]/[.$F$33]/2;[.$C$3])" office:value-type="float" office:value="0.121183945282411">
            <text:p>0.1211839453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159259">
            <text:p>1.59E-003</text:p>
          </table:table-cell>
          <table:table-cell table:style-name="ce2" office:value-type="float" office:value="0.10697">
            <text:p>0.11</text:p>
          </table:table-cell>
          <table:table-cell table:formula="of:=IF(AND(0&lt;[.G29]; [.G29]&lt;[.$C$2]); [.F29]/[.$F$33]/2;[.$C$3])" office:value-type="float" office:value="0.0435017399712645">
            <text:p>0.04350174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159259">
            <text:p>1.59E-003</text:p>
          </table:table-cell>
          <table:table-cell table:style-name="ce2" office:value-type="float" office:value="0.10697">
            <text:p>0.11</text:p>
          </table:table-cell>
          <table:table-cell table:formula="of:=IF(AND(0&lt;[.O29]; [.O29]&lt;[.$C$2]); [.N29]/[.$F$33]/2;[.$C$3])" office:value-type="float" office:value="0.0435017399712645">
            <text:p>0.04350174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table:style-name="ce1" office:value-type="float" office:value="0.000332337">
            <text:p>3.32E-004</text:p>
          </table:table-cell>
          <table:table-cell table:style-name="ce2" office:value-type="float" office:value="0.254193">
            <text:p>0.25</text:p>
          </table:table-cell>
          <table:table-cell table:formula="of:=IF(AND(0&lt;[.G30]; [.G30]&lt;[.$C$2]); [.F30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0.00057582">
            <text:p>5.76E-004</text:p>
          </table:table-cell>
          <table:table-cell table:style-name="ce2" office:value-type="float" office:value="0.167475">
            <text:p>0.17</text:p>
          </table:table-cell>
          <table:table-cell table:formula="of:=IF(AND(0&lt;[.O30]; [.O30]&lt;[.$C$2]); [.N30]/[.$F$33]/2;[.$C$3])" office:value-type="float" office:value="0.0157285754087703">
            <text:p>0.0157285754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float" office:value="0.00116349">
            <text:p>1.16E-003</text:p>
          </table:table-cell>
          <table:table-cell table:style-name="ce2" office:value-type="float" office:value="0.123782">
            <text:p>0.12</text:p>
          </table:table-cell>
          <table:table-cell table:formula="of:=IF(AND(0&lt;[.G31]; [.G31]&lt;[.$C$2]); [.F31]/[.$F$33]/2;[.$C$3])" office:value-type="float" office:value="0.0317808346399052">
            <text:p>0.0317808346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0.00139787">
            <text:p>1.40E-003</text:p>
          </table:table-cell>
          <table:table-cell table:style-name="ce2" office:value-type="float" office:value="0.112469">
            <text:p>0.11</text:p>
          </table:table-cell>
          <table:table-cell table:formula="of:=IF(AND(0&lt;[.O31]; [.O31]&lt;[.$C$2]); [.N31]/[.$F$33]/2;[.$C$3])" office:value-type="float" office:value="0.0381829455500986">
            <text:p>0.0381829456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3" office:value-type="float" office:value="10">
            <text:p>10</text:p>
          </table:table-cell>
          <table:table-cell table:style-name="ce1" office:value-type="float" office:value="0.000413802">
            <text:p>4.14E-004</text:p>
          </table:table-cell>
          <table:table-cell table:style-name="ce2" office:value-type="float" office:value="0.198855">
            <text:p>0.20</text:p>
          </table:table-cell>
          <table:table-cell table:formula="of:=IF(AND(0&lt;[.G32]; [.G32]&lt;[.$C$2]); [.F32]/[.$F$33]/2;[.$C$3])" office:value-type="float" office:value="0.0113030390769685">
            <text:p>0.0113030391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10">
            <text:p>10</text:p>
          </table:table-cell>
          <table:table-cell table:style-name="ce1" office:value-type="float" office:value="0.000413802">
            <text:p>4.14E-004</text:p>
          </table:table-cell>
          <table:table-cell table:style-name="ce2" office:value-type="float" office:value="0.198855">
            <text:p>0.20</text:p>
          </table:table-cell>
          <table:table-cell table:formula="of:=IF(AND(0&lt;[.O32]; [.O32]&lt;[.$C$2]); [.N32]/[.$F$33]/2;[.$C$3])" office:value-type="float" office:value="0.0113030390769685">
            <text:p>0.0113030391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ax</text:p>
          </table:table-cell>
          <table:table-cell table:formula="of:=MAX([.F6:.F32])" office:value-type="float" office:value="0.0183049">
            <text:p>1.83E-002</text:p>
          </table:table-cell>
          <table:table-cell table:number-columns-repeated="17"/>
        </table:table-row>
        <table:table-row table:style-name="ro2" table:number-rows-repeated="31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1_Group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" office:value-type="string">
            <text:p>ITERATION 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tolerance</text:p>
          </table:table-cell>
          <table:table-cell office:value-type="float" office:value="0.2">
            <text:p>0.2</text:p>
          </table:table-cell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3"/>
          <table:table-cell office:value-type="string">
            <text:p>Expected Order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style-name="Default" office:value-type="string">
            <text:p>Actual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formula="of:=IF(AND(0&lt;[.F6]; [.F6]&lt;[.$C$2]); [.E6]/[.$E$33]/2;[.$C$3])" office:value-type="float" office:value="0.0121202519543947">
            <text:p>0.012120252</text:p>
          </table:table-cell>
          <table:table-cell table:number-columns-repeated="2"/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style-name="ce1" table:formula="of:=IF(AND(0&lt;[.N6]; [.N6]&lt;[.$C$2]); [.M6]/[.$E$33]/2;[.$C$3])" office:value-type="float" office:value="0.0121202519543947">
            <text:p>1.21E-002</text:p>
          </table:table-cell>
          <table:table-cell office:value-type="float" office:value="0.0121203">
            <text:p>1.21E-002</text:p>
          </table:table-cell>
          <table:table-cell table:formula="of:=[.O6]/[.P6]" office:value-type="float" office:value="0.999996035939269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formula="of:=IF(AND(0&lt;[.F7]; [.F7]&lt;[.$C$2]); [.E7]/[.$E$33]/2;[.$C$3])" office:value-type="float" office:value="0.0232727848827363">
            <text:p>0.023272784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style-name="ce1" table:formula="of:=IF(AND(0&lt;[.N7]; [.N7]&lt;[.$C$2]); [.M7]/[.$E$33]/2;[.$C$3])" office:value-type="float" office:value="0.0188133232085398">
            <text:p>1.88E-002</text:p>
          </table:table-cell>
          <table:table-cell office:value-type="float" office:value="0.0188133">
            <text:p>1.88E-002</text:p>
          </table:table-cell>
          <table:table-cell table:formula="of:=[.O7]/[.P7]" office:value-type="float" office:value="1.00000123362407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formula="of:=IF(AND(0&lt;[.F8]; [.F8]&lt;[.$C$2]); [.E8]/[.$E$33]/2;[.$C$3])" office:value-type="float" office:value="0.0121090800823823">
            <text:p>0.012109080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style-name="ce1" table:formula="of:=IF(AND(0&lt;[.N8]; [.N8]&lt;[.$C$2]); [.M8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8]/[.P8]" office:value-type="float" office:value="1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formula="of:=IF(AND(0&lt;[.F9]; [.F9]&lt;[.$C$2]); [.E9]/[.$E$33]/2;[.$C$3])" office:value-type="float" office:value="0.0279272216728854">
            <text:p>0.0279272217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style-name="ce1" table:formula="of:=IF(AND(0&lt;[.N9]; [.N9]&lt;[.$C$2]); [.M9]/[.$E$33]/2;[.$C$3])" office:value-type="float" office:value="0.0279272216728854">
            <text:p>2.79E-002</text:p>
          </table:table-cell>
          <table:table-cell office:value-type="float" office:value="0.0279272">
            <text:p>2.79E-002</text:p>
          </table:table-cell>
          <table:table-cell table:formula="of:=[.O9]/[.P9]" office:value-type="float" office:value="1.00000077604935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formula="of:=IF(AND(0&lt;[.F10]; [.F10]&lt;[.$C$2]); [.E10]/[.$E$33]/2;[.$C$3])" office:value-type="float" office:value="0.0948538369507618">
            <text:p>0.09485383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style-name="ce1" table:formula="of:=IF(AND(0&lt;[.N10]; [.N10]&lt;[.$C$2]); [.M10]/[.$E$33]/2;[.$C$3])" office:value-type="float" office:value="0.0650394156755842">
            <text:p>6.50E-002</text:p>
          </table:table-cell>
          <table:table-cell office:value-type="float" office:value="0.0650394">
            <text:p>6.50E-002</text:p>
          </table:table-cell>
          <table:table-cell table:formula="of:=[.O10]/[.P10]" office:value-type="float" office:value="1.00000024101674">
            <text:p>1.00</text:p>
          </table:table-cell>
          <table:table-cell table:number-columns-repeated="3"/>
          <table:table-cell table:style-name="ce1" table:number-columns-repeated="3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formula="of:=IF(AND(0&lt;[.F11]; [.F11]&lt;[.$C$2]); [.E11]/[.$E$33]/2;[.$C$3])" office:value-type="float" office:value="0.037324978557654">
            <text:p>0.03732497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style-name="ce1" table:formula="of:=IF(AND(0&lt;[.N11]; [.N11]&lt;[.$C$2]); [.M11]/[.$E$33]/2;[.$C$3])" office:value-type="float" office:value="0.0278111325382821">
            <text:p>2.78E-002</text:p>
          </table:table-cell>
          <table:table-cell office:value-type="float" office:value="0.0278111">
            <text:p>2.78E-002</text:p>
          </table:table-cell>
          <table:table-cell table:formula="of:=[.O11]/[.P11]" office:value-type="float" office:value="1.00000116997465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formula="of:=IF(AND(0&lt;[.F12]; [.F12]&lt;[.$C$2]); [.E12]/[.$E$33]/2;[.$C$3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style-name="ce1" table:formula="of:=IF(AND(0&lt;[.N12]; [.N12]&lt;[.$C$2]); [.M12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12]/[.P12]" office:value-type="float" office:value="1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formula="of:=IF(AND(0&lt;[.F13]; [.F13]&lt;[.$C$2]); [.E13]/[.$E$33]/2;[.$C$3])" office:value-type="float" office:value="0.0337122846887992">
            <text:p>0.033712284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style-name="ce1" table:formula="of:=IF(AND(0&lt;[.N13]; [.N13]&lt;[.$C$2]); [.M13]/[.$E$33]/2;[.$C$3])" office:value-type="float" office:value="0.0249436762833995">
            <text:p>2.49E-002</text:p>
          </table:table-cell>
          <table:table-cell office:value-type="float" office:value="0.0249437">
            <text:p>2.49E-002</text:p>
          </table:table-cell>
          <table:table-cell table:formula="of:=[.O13]/[.P13]" office:value-type="float" office:value="0.999999049194768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formula="of:=IF(AND(0&lt;[.F14]; [.F14]&lt;[.$C$2]); [.E14]/[.$E$33]/2;[.$C$3])" office:value-type="float" office:value="0.0157285754087703">
            <text:p>0.0157285754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style-name="ce1" table:formula="of:=IF(AND(0&lt;[.N14]; [.N14]&lt;[.$C$2]); [.M14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14]/[.P14]" office:value-type="float" office:value="1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formula="of:=IF(AND(0&lt;[.F15]; [.F15]&lt;[.$C$2]); [.E15]/[.$E$33]/2;[.$C$3])" office:value-type="float" office:value="0.0188133232085398">
            <text:p>0.0188133232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style-name="ce1" table:formula="of:=IF(AND(0&lt;[.N15]; [.N15]&lt;[.$C$2]); [.M15]/[.$E$33]/2;[.$C$3])" office:value-type="float" office:value="0.0232727848827363">
            <text:p>2.33E-002</text:p>
          </table:table-cell>
          <table:table-cell office:value-type="float" office:value="0.0232728">
            <text:p>2.33E-002</text:p>
          </table:table-cell>
          <table:table-cell table:formula="of:=[.O15]/[.P15]" office:value-type="float" office:value="0.999999350432106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formula="of:=IF(AND(0&lt;[.F16]; [.F16]&lt;[.$C$2]); [.E16]/[.$E$33]/2;[.$C$3])" office:value-type="float" office:value="0.0954498522253604">
            <text:p>0.09544985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style-name="ce1" table:formula="of:=IF(AND(0&lt;[.N16]; [.N16]&lt;[.$C$2]); [.M16]/[.$E$33]/2;[.$C$3])" office:value-type="float" office:value="0.0954498522253604">
            <text:p>9.54E-002</text:p>
          </table:table-cell>
          <table:table-cell office:value-type="float" office:value="0.0954499">
            <text:p>9.54E-002</text:p>
          </table:table-cell>
          <table:table-cell table:formula="of:=[.O16]/[.P16]" office:value-type="float" office:value="0.999999499479417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formula="of:=IF(AND(0&lt;[.F17]; [.F17]&lt;[.$C$2]); [.E17]/[.$E$33]/2;[.$C$3])" office:value-type="float" office:value="0.0416593371173839">
            <text:p>0.04165933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style-name="ce1" table:formula="of:=IF(AND(0&lt;[.N17]; [.N17]&lt;[.$C$2]); [.M17]/[.$E$33]/2;[.$C$3])" office:value-type="float" office:value="0.0312820610874684">
            <text:p>3.13E-002</text:p>
          </table:table-cell>
          <table:table-cell office:value-type="float" office:value="0.0312821">
            <text:p>3.13E-002</text:p>
          </table:table-cell>
          <table:table-cell table:formula="of:=[.O17]/[.P17]" office:value-type="float" office:value="0.999998756076746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formula="of:=IF(AND(0&lt;[.F18]; [.F18]&lt;[.$C$2]); [.E18]/[.$E$33]/2;[.$C$3])" office:value-type="float" office:value="0.0650394156755842">
            <text:p>0.0650394157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style-name="ce1" table:formula="of:=IF(AND(0&lt;[.N18]; [.N18]&lt;[.$C$2]); [.M18]/[.$E$33]/2;[.$C$3])" office:value-type="float" office:value="0.0948538369507618">
            <text:p>9.49E-002</text:p>
          </table:table-cell>
          <table:table-cell office:value-type="float" office:value="0.0948538">
            <text:p>9.49E-002</text:p>
          </table:table-cell>
          <table:table-cell table:formula="of:=[.O18]/[.P18]" office:value-type="float" office:value="1.00000038955489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formula="of:=IF(AND(0&lt;[.F19]; [.F19]&lt;[.$C$2]); [.E19]/[.$E$33]/2;[.$C$3])" office:value-type="float" office:value="0.5">
            <text:p>0.5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style-name="ce1" table:formula="of:=IF(AND(0&lt;[.N19]; [.N19]&lt;[.$C$2]); [.M19]/[.$E$33]/2;[.$C$3])" office:value-type="float" office:value="0.5">
            <text:p>5.00E-001</text:p>
          </table:table-cell>
          <table:table-cell office:value-type="float" office:value="0.5">
            <text:p>5.00E-001</text:p>
          </table:table-cell>
          <table:table-cell table:formula="of:=[.O19]/[.P19]" office:value-type="float" office:value="1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formula="of:=IF(AND(0&lt;[.F20]; [.F20]&lt;[.$C$2]); [.E20]/[.$E$33]/2;[.$C$3])" office:value-type="float" office:value="0.121183945282411">
            <text:p>0.121183945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style-name="ce1" table:formula="of:=IF(AND(0&lt;[.N20]; [.N20]&lt;[.$C$2]); [.M20]/[.$E$33]/2;[.$C$3])" office:value-type="float" office:value="0.110308988303678">
            <text:p>1.10E-001</text:p>
          </table:table-cell>
          <table:table-cell office:value-type="float" office:value="0.110309">
            <text:p>1.10E-001</text:p>
          </table:table-cell>
          <table:table-cell table:formula="of:=[.O20]/[.P20]" office:value-type="float" office:value="0.999999893967657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formula="of:=IF(AND(0&lt;[.F21]; [.F21]&lt;[.$C$2]); [.E21]/[.$E$33]/2;[.$C$3])" office:value-type="float" office:value="0.0249436762833995">
            <text:p>0.024943676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style-name="ce1" table:formula="of:=IF(AND(0&lt;[.N21]; [.N21]&lt;[.$C$2]); [.M21]/[.$E$33]/2;[.$C$3])" office:value-type="float" office:value="0.0337122846887992">
            <text:p>3.37E-002</text:p>
          </table:table-cell>
          <table:table-cell office:value-type="float" office:value="0.0337123">
            <text:p>3.37E-002</text:p>
          </table:table-cell>
          <table:table-cell table:formula="of:=[.O21]/[.P21]" office:value-type="float" office:value="0.999999545827463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formula="of:=IF(AND(0&lt;[.F22]; [.F22]&lt;[.$C$2]); [.E22]/[.$E$33]/2;[.$C$3])" office:value-type="float" office:value="0.0945577413697972">
            <text:p>0.09455774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style-name="ce1" table:formula="of:=IF(AND(0&lt;[.N22]; [.N22]&lt;[.$C$2]); [.M22]/[.$E$33]/2;[.$C$3])" office:value-type="float" office:value="0.0945577413697972">
            <text:p>9.46E-002</text:p>
          </table:table-cell>
          <table:table-cell office:value-type="float" office:value="0.0945577">
            <text:p>9.46E-002</text:p>
          </table:table-cell>
          <table:table-cell table:formula="of:=[.O22]/[.P22]" office:value-type="float" office:value="1.0000004375085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formula="of:=IF(AND(0&lt;[.F23]; [.F23]&lt;[.$C$2]); [.E23]/[.$E$33]/2;[.$C$3])" office:value-type="float" office:value="0.0381829455500986">
            <text:p>0.0381829456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style-name="ce1" table:formula="of:=IF(AND(0&lt;[.N23]; [.N23]&lt;[.$C$2]); [.M23]/[.$E$33]/2;[.$C$3])" office:value-type="float" office:value="0.0317808346399052">
            <text:p>3.18E-002</text:p>
          </table:table-cell>
          <table:table-cell office:value-type="float" office:value="0.0317808">
            <text:p>3.18E-002</text:p>
          </table:table-cell>
          <table:table-cell table:formula="of:=[.O23]/[.P23]" office:value-type="float" office:value="1.00000108996329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F24]; [.F24]&lt;[.$C$2]); [.E24]/[.$E$33]/2;[.$C$3])" office:value-type="float" office:value="0.001">
            <text:p>1.00E-003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style-name="ce1" table:formula="of:=IF(AND(0&lt;[.N24]; [.N24]&lt;[.$C$2]); [.M24]/[.$E$33]/2;[.$C$3])" office:value-type="float" office:value="0.0121090800823823">
            <text:p>1.21E-002</text:p>
          </table:table-cell>
          <table:table-cell office:value-type="float" office:value="0.0121091">
            <text:p>1.21E-002</text:p>
          </table:table-cell>
          <table:table-cell table:formula="of:=[.O24]/[.P24]" office:value-type="float" office:value="0.999998355152928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formula="of:=IF(AND(0&lt;[.F25]; [.F25]&lt;[.$C$2]); [.E25]/[.$E$33]/2;[.$C$3])" office:value-type="float" office:value="0.0312820610874684">
            <text:p>0.03128206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style-name="ce1" table:formula="of:=IF(AND(0&lt;[.N25]; [.N25]&lt;[.$C$2]); [.M25]/[.$E$33]/2;[.$C$3])" office:value-type="float" office:value="0.0416593371173839">
            <text:p>4.17E-002</text:p>
          </table:table-cell>
          <table:table-cell office:value-type="float" office:value="0.0416593">
            <text:p>4.17E-002</text:p>
          </table:table-cell>
          <table:table-cell table:formula="of:=[.O25]/[.P25]" office:value-type="float" office:value="1.00000089097474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formula="of:=IF(AND(0&lt;[.F26]; [.F26]&lt;[.$C$2]); [.E26]/[.$E$33]/2;[.$C$3])" office:value-type="float" office:value="0.0189929472436342">
            <text:p>0.018992947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style-name="ce1" table:formula="of:=IF(AND(0&lt;[.N26]; [.N26]&lt;[.$C$2]); [.M26]/[.$E$33]/2;[.$C$3])" office:value-type="float" office:value="0.0189929472436342">
            <text:p>1.90E-002</text:p>
          </table:table-cell>
          <table:table-cell office:value-type="float" office:value="0.0189929">
            <text:p>1.90E-002</text:p>
          </table:table-cell>
          <table:table-cell table:formula="of:=[.O26]/[.P26]" office:value-type="float" office:value="1.00000248743658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formula="of:=IF(AND(0&lt;[.F27]; [.F27]&lt;[.$C$2]); [.E27]/[.$E$33]/2;[.$C$3])" office:value-type="float" office:value="0.0278111325382821">
            <text:p>0.027811132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style-name="ce1" table:formula="of:=IF(AND(0&lt;[.N27]; [.N27]&lt;[.$C$2]); [.M27]/[.$E$33]/2;[.$C$3])" office:value-type="float" office:value="0.037324978557654">
            <text:p>3.73E-002</text:p>
          </table:table-cell>
          <table:table-cell office:value-type="float" office:value="0.037325">
            <text:p>3.73E-002</text:p>
          </table:table-cell>
          <table:table-cell table:formula="of:=[.O27]/[.P27]" office:value-type="float" office:value="0.999999425523214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formula="of:=IF(AND(0&lt;[.F28]; [.F28]&lt;[.$C$2]); [.E28]/[.$E$33]/2;[.$C$3])" office:value-type="float" office:value="0.110308988303678">
            <text:p>0.110308988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style-name="ce1" table:formula="of:=IF(AND(0&lt;[.N28]; [.N28]&lt;[.$C$2]); [.M28]/[.$E$33]/2;[.$C$3])" office:value-type="float" office:value="0.121183945282411">
            <text:p>1.21E-001</text:p>
          </table:table-cell>
          <table:table-cell office:value-type="float" office:value="0.121184">
            <text:p>1.21E-001</text:p>
          </table:table-cell>
          <table:table-cell table:formula="of:=[.O28]/[.P28]" office:value-type="float" office:value="0.999999548475135">
            <text:p>1.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formula="of:=IF(AND(0&lt;[.F29]; [.F29]&lt;[.$C$2]); [.E29]/[.$E$33]/2;[.$C$3])" office:value-type="float" office:value="0.0435017399712645">
            <text:p>0.0435017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style-name="ce1" table:formula="of:=IF(AND(0&lt;[.N29]; [.N29]&lt;[.$C$2]); [.M29]/[.$E$33]/2;[.$C$3])" office:value-type="float" office:value="0.0435017399712645">
            <text:p>4.35E-002</text:p>
          </table:table-cell>
          <table:table-cell office:value-type="float" office:value="0.0435017">
            <text:p>4.35E-002</text:p>
          </table:table-cell>
          <table:table-cell table:formula="of:=[.O29]/[.P29]" office:value-type="float" office:value="1.00000091884374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formula="of:=IF(AND(0&lt;[.F30]; [.F30]&lt;[.$C$2]); [.E30]/[.$E$33]/2;[.$C$3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style-name="ce1" table:formula="of:=IF(AND(0&lt;[.N30]; [.N30]&lt;[.$C$2]); [.M30]/[.$E$33]/2;[.$C$3])" office:value-type="float" office:value="0.0157285754087703">
            <text:p>1.57E-002</text:p>
          </table:table-cell>
          <table:table-cell office:value-type="float" office:value="0.0157286">
            <text:p>1.57E-002</text:p>
          </table:table-cell>
          <table:table-cell table:formula="of:=[.O30]/[.P30]" office:value-type="float" office:value="0.999998436527748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formula="of:=IF(AND(0&lt;[.F31]; [.F31]&lt;[.$C$2]); [.E31]/[.$E$33]/2;[.$C$3])" office:value-type="float" office:value="0.0317808346399052">
            <text:p>0.031780834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style-name="ce1" table:formula="of:=IF(AND(0&lt;[.N31]; [.N31]&lt;[.$C$2]); [.M31]/[.$E$33]/2;[.$C$3])" office:value-type="float" office:value="0.0381829455500986">
            <text:p>3.82E-002</text:p>
          </table:table-cell>
          <table:table-cell office:value-type="float" office:value="0.0381829">
            <text:p>3.82E-002</text:p>
          </table:table-cell>
          <table:table-cell table:formula="of:=[.O31]/[.P31]" office:value-type="float" office:value="1.00000119294497">
            <text:p>1.00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formula="of:=IF(AND(0&lt;[.F32]; [.F32]&lt;[.$C$2]); [.E32]/[.$E$33]/2;[.$C$3])" office:value-type="float" office:value="0.0113030390769685">
            <text:p>0.0113030391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style-name="ce1" table:formula="of:=IF(AND(0&lt;[.N32]; [.N32]&lt;[.$C$2]); [.M32]/[.$E$33]/2;[.$C$3])" office:value-type="float" office:value="0.0113030390769685">
            <text:p>1.13E-002</text:p>
          </table:table-cell>
          <table:table-cell office:value-type="float" office:value="0.011303">
            <text:p>1.13E-002</text:p>
          </table:table-cell>
          <table:table-cell table:formula="of:=[.O32]/[.P32]" office:value-type="float" office:value="1.00000345722096">
            <text:p>1.0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max</text:p>
          </table:table-cell>
          <table:table-cell table:style-name="Default" table:formula="of:=MAX([.E6:.E32])" office:value-type="float" office:value="0.0183049">
            <text:p>1.83E-002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 table:number-rows-repeated="3"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4" office:value-type="string">
            <text:p>ITERATION 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tolerance</text:p>
          </table:table-cell>
          <table:table-cell office:value-type="float" office:value="0.1">
            <text:p>0.1</text:p>
          </table:table-cell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3"/>
          <table:table-cell office:value-type="string">
            <text:p>Expected Order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style-name="Default" office:value-type="string">
            <text:p>Actual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number-columns-repeated="3" office:value-type="float" office:value="-10">
            <text:p>-10</text:p>
          </table:table-cell>
          <table:table-cell office:value-type="float" office:value="0.000350888">
            <text:p>3.51E-004</text:p>
          </table:table-cell>
          <table:table-cell office:value-type="float" office:value="0.120201">
            <text:p>0.12</text:p>
          </table:table-cell>
          <table:table-cell table:formula="of:=IF([.F42]&lt;[.$C$38];[.E42]/2/[.$E$69]; [.G6])" office:value-type="float" office:value="0.0121202519543947">
            <text:p>0.012120252</text:p>
          </table:table-cell>
          <table:table-cell table:number-columns-repeated="2"/>
          <table:table-cell table:number-columns-repeated="3" office:value-type="float" office:value="-10">
            <text:p>-10</text:p>
          </table:table-cell>
          <table:table-cell office:value-type="float" office:value="0.000350888">
            <text:p>3.51E-004</text:p>
          </table:table-cell>
          <table:table-cell office:value-type="float" office:value="0.120201">
            <text:p>0.12</text:p>
          </table:table-cell>
          <table:table-cell table:formula="of:=IF([.N42]&lt;[.$C$38];[.M42]/2/[.$E$69]; [.O6])" office:value-type="float" office:value="0.0121202519543947">
            <text:p>1.21E-002</text:p>
          </table:table-cell>
          <table:table-cell office:value-type="float" office:value="0.0121203">
            <text:p>1.21E-002</text:p>
          </table:table-cell>
          <table:table-cell table:formula="of:=[.P42]/[.O42]" office:value-type="float" office:value="1.00000396407644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959069">
            <text:p>9.59E-004</text:p>
          </table:table-cell>
          <table:table-cell office:value-type="float" office:value="0.0955997">
            <text:p>0.10</text:p>
          </table:table-cell>
          <table:table-cell table:formula="of:=IF([.F43]&lt;[.$C$38];[.E43]/2/[.$E$69]; [.G7])" office:value-type="float" office:value="0.0243209885935416">
            <text:p>0.024320988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817554">
            <text:p>8.18E-004</text:p>
          </table:table-cell>
          <table:table-cell office:value-type="float" office:value="0.111718">
            <text:p>0.11</text:p>
          </table:table-cell>
          <table:table-cell table:formula="of:=IF([.N43]&lt;[.$C$38];[.M43]/2/[.$E$69]; [.O7])" office:value-type="float" office:value="0.0188133232085398">
            <text:p>1.88E-002</text:p>
          </table:table-cell>
          <table:table-cell office:value-type="float" office:value="0.0188133">
            <text:p>1.88E-002</text:p>
          </table:table-cell>
          <table:table-cell table:formula="of:=[.P43]/[.O43]" office:value-type="float" office:value="0.999998766377448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73947">
            <text:p>4.74E-004</text:p>
          </table:table-cell>
          <table:table-cell office:value-type="float" office:value="0.102638">
            <text:p>0.10</text:p>
          </table:table-cell>
          <table:table-cell table:formula="of:=IF([.F44]&lt;[.$C$38];[.E44]/2/[.$E$69]; [.G8])" office:value-type="float" office:value="0.0121090800823823">
            <text:p>0.012109080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306441">
            <text:p>3.06E-004</text:p>
          </table:table-cell>
          <table:table-cell office:value-type="float" office:value="0.141855">
            <text:p>0.14</text:p>
          </table:table-cell>
          <table:table-cell table:formula="of:=IF([.N44]&lt;[.$C$38];[.M44]/2/[.$E$69]; [.O8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4]/[.O44]" office:value-type="float" office:value="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52178">
            <text:p>9.52E-004</text:p>
          </table:table-cell>
          <table:table-cell office:value-type="float" office:value="0.114348">
            <text:p>0.11</text:p>
          </table:table-cell>
          <table:table-cell table:formula="of:=IF([.F45]&lt;[.$C$38];[.E45]/2/[.$E$69]; [.G9])" office:value-type="float" office:value="0.0279272216728854">
            <text:p>0.0279272217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52178">
            <text:p>9.52E-004</text:p>
          </table:table-cell>
          <table:table-cell office:value-type="float" office:value="0.114348">
            <text:p>0.11</text:p>
          </table:table-cell>
          <table:table-cell table:formula="of:=IF([.N45]&lt;[.$C$38];[.M45]/2/[.$E$69]; [.O9])" office:value-type="float" office:value="0.0279272216728854">
            <text:p>2.79E-002</text:p>
          </table:table-cell>
          <table:table-cell office:value-type="float" office:value="0.0279272">
            <text:p>2.79E-002</text:p>
          </table:table-cell>
          <table:table-cell table:formula="of:=[.P45]/[.O45]" office:value-type="float" office:value="0.999999223951252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1252">
            <text:p>3.51E-003</text:p>
          </table:table-cell>
          <table:table-cell office:value-type="float" office:value="0.0846081">
            <text:p>0.08</text:p>
          </table:table-cell>
          <table:table-cell table:formula="of:=IF([.F46]&lt;[.$C$38];[.E46]/2/[.$E$69]; [.G10])" office:value-type="float" office:value="0.0890738402081463">
            <text:p>0.089073840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92922">
            <text:p>2.93E-003</text:p>
          </table:table-cell>
          <table:table-cell office:value-type="float" office:value="0.111698">
            <text:p>0.11</text:p>
          </table:table-cell>
          <table:table-cell table:formula="of:=IF([.N46]&lt;[.$C$38];[.M46]/2/[.$E$69]; [.O10])" office:value-type="float" office:value="0.0650394156755842">
            <text:p>6.50E-002</text:p>
          </table:table-cell>
          <table:table-cell office:value-type="float" office:value="0.0650394">
            <text:p>6.50E-002</text:p>
          </table:table-cell>
          <table:table-cell table:formula="of:=[.P46]/[.O46]" office:value-type="float" office:value="0.999999758983318">
            <text:p>1.00</text:p>
          </table:table-cell>
          <table:table-cell table:style-name="ce2"/>
          <table:table-cell/>
          <table:table-cell table:style-name="ce1" table:number-columns-repeated="3"/>
          <table:table-cell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0848">
            <text:p>1.51E-003</text:p>
          </table:table-cell>
          <table:table-cell office:value-type="float" office:value="0.0858138">
            <text:p>0.09</text:p>
          </table:table-cell>
          <table:table-cell table:formula="of:=IF([.F47]&lt;[.$C$38];[.E47]/2/[.$E$69]; [.G11])" office:value-type="float" office:value="0.0382534779808185">
            <text:p>0.03825347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987">
            <text:p>9.86E-004</text:p>
          </table:table-cell>
          <table:table-cell office:value-type="float" office:value="0.117117">
            <text:p>0.12</text:p>
          </table:table-cell>
          <table:table-cell table:formula="of:=IF([.N47]&lt;[.$C$38];[.M47]/2/[.$E$69]; [.O11])" office:value-type="float" office:value="0.0278111325382821">
            <text:p>2.78E-002</text:p>
          </table:table-cell>
          <table:table-cell office:value-type="float" office:value="0.0278111">
            <text:p>2.78E-002</text:p>
          </table:table-cell>
          <table:table-cell table:formula="of:=[.P47]/[.O47]" office:value-type="float" office:value="0.999998830026715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417417">
            <text:p>4.17E-004</text:p>
          </table:table-cell>
          <table:table-cell office:value-type="float" office:value="0.131748">
            <text:p>0.13</text:p>
          </table:table-cell>
          <table:table-cell table:formula="of:=IF([.F48]&lt;[.$C$38];[.E48]/2/[.$E$69]; [.G12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417417">
            <text:p>4.17E-004</text:p>
          </table:table-cell>
          <table:table-cell office:value-type="float" office:value="0.131748">
            <text:p>0.13</text:p>
          </table:table-cell>
          <table:table-cell table:formula="of:=IF([.N48]&lt;[.$C$38];[.M48]/2/[.$E$69]; [.O12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8]/[.O48]" office:value-type="float" office:value="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33">
            <text:p>1.33E-003</text:p>
          </table:table-cell>
          <table:table-cell office:value-type="float" office:value="0.100524">
            <text:p>0.10</text:p>
          </table:table-cell>
          <table:table-cell table:formula="of:=IF([.F49]&lt;[.$C$38];[.E49]/2/[.$E$69]; [.G13])" office:value-type="float" office:value="0.0337122846887992">
            <text:p>0.033712284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104635">
            <text:p>1.05E-003</text:p>
          </table:table-cell>
          <table:table-cell office:value-type="float" office:value="0.112227">
            <text:p>0.11</text:p>
          </table:table-cell>
          <table:table-cell table:formula="of:=IF([.N49]&lt;[.$C$38];[.M49]/2/[.$E$69]; [.O13])" office:value-type="float" office:value="0.0249436762833995">
            <text:p>2.49E-002</text:p>
          </table:table-cell>
          <table:table-cell office:value-type="float" office:value="0.0249437">
            <text:p>2.49E-002</text:p>
          </table:table-cell>
          <table:table-cell table:formula="of:=[.P49]/[.O49]" office:value-type="float" office:value="1.00000095080614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664704">
            <text:p>6.65E-004</text:p>
          </table:table-cell>
          <table:table-cell office:value-type="float" office:value="0.101719">
            <text:p>0.10</text:p>
          </table:table-cell>
          <table:table-cell table:formula="of:=IF([.F50]&lt;[.$C$38];[.E50]/2/[.$E$69]; [.G14])" office:value-type="float" office:value="0.0157285754087703">
            <text:p>0.0157285754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403621">
            <text:p>4.04E-004</text:p>
          </table:table-cell>
          <table:table-cell office:value-type="float" office:value="0.126948">
            <text:p>0.13</text:p>
          </table:table-cell>
          <table:table-cell table:formula="of:=IF([.N50]&lt;[.$C$38];[.M50]/2/[.$E$69]; [.O14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0]/[.O50]" office:value-type="float" office:value="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817554">
            <text:p>8.18E-004</text:p>
          </table:table-cell>
          <table:table-cell office:value-type="float" office:value="0.111718">
            <text:p>0.11</text:p>
          </table:table-cell>
          <table:table-cell table:formula="of:=IF([.F51]&lt;[.$C$38];[.E51]/2/[.$E$69]; [.G15])" office:value-type="float" office:value="0.0188133232085398">
            <text:p>0.0188133232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959069">
            <text:p>9.59E-004</text:p>
          </table:table-cell>
          <table:table-cell office:value-type="float" office:value="0.0955997">
            <text:p>0.10</text:p>
          </table:table-cell>
          <table:table-cell table:formula="of:=IF([.N51]&lt;[.$C$38];[.M51]/2/[.$E$69]; [.O15])" office:value-type="float" office:value="0.0243209885935416">
            <text:p>0.0243209886</text:p>
          </table:table-cell>
          <table:table-cell office:value-type="float" office:value="0.024321">
            <text:p>2.43E-002</text:p>
          </table:table-cell>
          <table:table-cell table:formula="of:=[.P51]/[.O51]" office:value-type="float" office:value="1.0000004689965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35786">
            <text:p>3.36E-003</text:p>
          </table:table-cell>
          <table:table-cell office:value-type="float" office:value="0.0891544">
            <text:p>0.09</text:p>
          </table:table-cell>
          <table:table-cell table:formula="of:=IF([.F52]&lt;[.$C$38];[.E52]/2/[.$E$69]; [.G16])" office:value-type="float" office:value="0.0851518240697067">
            <text:p>0.085151824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35786">
            <text:p>3.36E-003</text:p>
          </table:table-cell>
          <table:table-cell office:value-type="float" office:value="0.0891544">
            <text:p>0.09</text:p>
          </table:table-cell>
          <table:table-cell table:formula="of:=IF([.N52]&lt;[.$C$38];[.M52]/2/[.$E$69]; [.O16])" office:value-type="float" office:value="0.0851518240697067">
            <text:p>0.0851518241</text:p>
          </table:table-cell>
          <table:table-cell office:value-type="float" office:value="0.0851518">
            <text:p>8.52E-002</text:p>
          </table:table-cell>
          <table:table-cell table:formula="of:=[.P52]/[.O52]" office:value-type="float" office:value="0.999999717331872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1528">
            <text:p>1.42E-003</text:p>
          </table:table-cell>
          <table:table-cell office:value-type="float" office:value="0.084767">
            <text:p>0.08</text:p>
          </table:table-cell>
          <table:table-cell table:formula="of:=IF([.F53]&lt;[.$C$38];[.E53]/2/[.$E$69]; [.G17])" office:value-type="float" office:value="0.0358900232795216">
            <text:p>0.035890023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9736">
            <text:p>1.20E-003</text:p>
          </table:table-cell>
          <table:table-cell office:value-type="float" office:value="0.104298">
            <text:p>0.10</text:p>
          </table:table-cell>
          <table:table-cell table:formula="of:=IF([.N53]&lt;[.$C$38];[.M53]/2/[.$E$69]; [.O17])" office:value-type="float" office:value="0.0312820610874684">
            <text:p>3.13E-002</text:p>
          </table:table-cell>
          <table:table-cell office:value-type="float" office:value="0.0312821">
            <text:p>3.13E-002</text:p>
          </table:table-cell>
          <table:table-cell table:formula="of:=[.P53]/[.O53]" office:value-type="float" office:value="1.0000012439248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92922">
            <text:p>2.93E-003</text:p>
          </table:table-cell>
          <table:table-cell office:value-type="float" office:value="0.111698">
            <text:p>0.11</text:p>
          </table:table-cell>
          <table:table-cell table:formula="of:=IF([.F54]&lt;[.$C$38];[.E54]/2/[.$E$69]; [.G18])" office:value-type="float" office:value="0.0650394156755842">
            <text:p>0.0650394157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1252">
            <text:p>3.51E-003</text:p>
          </table:table-cell>
          <table:table-cell office:value-type="float" office:value="0.0846081">
            <text:p>0.08</text:p>
          </table:table-cell>
          <table:table-cell table:formula="of:=IF([.N54]&lt;[.$C$38];[.M54]/2/[.$E$69]; [.O18])" office:value-type="float" office:value="0.0890738402081463">
            <text:p>0.0890738402</text:p>
          </table:table-cell>
          <table:table-cell office:value-type="float" office:value="0.0890738">
            <text:p>8.91E-002</text:p>
          </table:table-cell>
          <table:table-cell table:formula="of:=[.P54]/[.O54]" office:value-type="float" office:value="0.999999548597588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0.0197169">
            <text:p>1.97E-002</text:p>
          </table:table-cell>
          <table:table-cell office:value-type="float" office:value="0.037113">
            <text:p>0.04</text:p>
          </table:table-cell>
          <table:table-cell table:formula="of:=IF([.F55]&lt;[.$C$38];[.E55]/2/[.$E$69]; [.G19])" office:value-type="float" office:value="0.5">
            <text:p>0.5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0.0197169">
            <text:p>1.97E-002</text:p>
          </table:table-cell>
          <table:table-cell office:value-type="float" office:value="0.037113">
            <text:p>0.04</text:p>
          </table:table-cell>
          <table:table-cell table:formula="of:=IF([.N55]&lt;[.$C$38];[.M55]/2/[.$E$69]; [.O19])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P55]/[.O55]" office:value-type="float" office:value="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57122">
            <text:p>4.57E-003</text:p>
          </table:table-cell>
          <table:table-cell office:value-type="float" office:value="0.0711236">
            <text:p>0.07</text:p>
          </table:table-cell>
          <table:table-cell table:formula="of:=IF([.F56]&lt;[.$C$38];[.E56]/2/[.$E$69]; [.G20])" office:value-type="float" office:value="0.115921366949165">
            <text:p>0.115921366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171">
            <text:p>3.83E-003</text:p>
          </table:table-cell>
          <table:table-cell office:value-type="float" office:value="0.0754218">
            <text:p>0.08</text:p>
          </table:table-cell>
          <table:table-cell table:formula="of:=IF([.N56]&lt;[.$C$38];[.M56]/2/[.$E$69]; [.O20])" office:value-type="float" office:value="0.0971681653809676">
            <text:p>0.0971681654</text:p>
          </table:table-cell>
          <table:table-cell office:value-type="float" office:value="0.0971682">
            <text:p>9.72E-002</text:p>
          </table:table-cell>
          <table:table-cell table:formula="of:=[.P56]/[.O56]" office:value-type="float" office:value="1.00000035627957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104635">
            <text:p>1.05E-003</text:p>
          </table:table-cell>
          <table:table-cell office:value-type="float" office:value="0.112227">
            <text:p>0.11</text:p>
          </table:table-cell>
          <table:table-cell table:formula="of:=IF([.F57]&lt;[.$C$38];[.E57]/2/[.$E$69]; [.G21])" office:value-type="float" office:value="0.0249436762833995">
            <text:p>0.024943676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33">
            <text:p>1.33E-003</text:p>
          </table:table-cell>
          <table:table-cell office:value-type="float" office:value="0.100524">
            <text:p>0.10</text:p>
          </table:table-cell>
          <table:table-cell table:formula="of:=IF([.N57]&lt;[.$C$38];[.M57]/2/[.$E$69]; [.O21])" office:value-type="float" office:value="0.0337122846887992">
            <text:p>3.37E-002</text:p>
          </table:table-cell>
          <table:table-cell office:value-type="float" office:value="0.0337123">
            <text:p>3.37E-002</text:p>
          </table:table-cell>
          <table:table-cell table:formula="of:=[.P57]/[.O57]" office:value-type="float" office:value="1.00000045417274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93668">
            <text:p>3.94E-003</text:p>
          </table:table-cell>
          <table:table-cell office:value-type="float" office:value="0.0766798">
            <text:p>0.08</text:p>
          </table:table-cell>
          <table:table-cell table:formula="of:=IF([.F58]&lt;[.$C$38];[.E58]/2/[.$E$69]; [.G22])" office:value-type="float" office:value="0.0998300949946493">
            <text:p>0.09983009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93668">
            <text:p>3.94E-003</text:p>
          </table:table-cell>
          <table:table-cell office:value-type="float" office:value="0.0766798">
            <text:p>0.08</text:p>
          </table:table-cell>
          <table:table-cell table:formula="of:=IF([.N58]&lt;[.$C$38];[.M58]/2/[.$E$69]; [.O22])" office:value-type="float" office:value="0.0998300949946493">
            <text:p>0.099830095</text:p>
          </table:table-cell>
          <table:table-cell office:value-type="float" office:value="0.0998301">
            <text:p>9.98E-002</text:p>
          </table:table-cell>
          <table:table-cell table:formula="of:=[.P58]/[.O58]" office:value-type="float" office:value="1.0000000501387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49323">
            <text:p>1.49E-003</text:p>
          </table:table-cell>
          <table:table-cell office:value-type="float" office:value="0.0886007">
            <text:p>0.09</text:p>
          </table:table-cell>
          <table:table-cell table:formula="of:=IF([.F59]&lt;[.$C$38];[.E59]/2/[.$E$69]; [.G23])" office:value-type="float" office:value="0.0378667539014754">
            <text:p>0.0378667539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8058">
            <text:p>1.18E-003</text:p>
          </table:table-cell>
          <table:table-cell office:value-type="float" office:value="0.0974585">
            <text:p>0.10</text:p>
          </table:table-cell>
          <table:table-cell table:formula="of:=IF([.N59]&lt;[.$C$38];[.M59]/2/[.$E$69]; [.O23])" office:value-type="float" office:value="0.0299382763010412">
            <text:p>0.0299382763</text:p>
          </table:table-cell>
          <table:table-cell office:value-type="float" office:value="0.0299383">
            <text:p>2.99E-002</text:p>
          </table:table-cell>
          <table:table-cell table:formula="of:=[.P59]/[.O59]" office:value-type="float" office:value="1.00000079159396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306441">
            <text:p>3.06E-004</text:p>
          </table:table-cell>
          <table:table-cell office:value-type="float" office:value="0.141855">
            <text:p>0.14</text:p>
          </table:table-cell>
          <table:table-cell table:formula="of:=IF([.F60]&lt;[.$C$38];[.E60]/2/[.$E$69]; [.G24])" office:value-type="float" office:value="0.001">
            <text:p>1.00E-003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73947">
            <text:p>4.74E-004</text:p>
          </table:table-cell>
          <table:table-cell office:value-type="float" office:value="0.102638">
            <text:p>0.10</text:p>
          </table:table-cell>
          <table:table-cell table:formula="of:=IF([.N60]&lt;[.$C$38];[.M60]/2/[.$E$69]; [.O24])" office:value-type="float" office:value="0.0121090800823823">
            <text:p>1.21E-002</text:p>
          </table:table-cell>
          <table:table-cell office:value-type="float" office:value="0.0121091">
            <text:p>1.21E-002</text:p>
          </table:table-cell>
          <table:table-cell table:formula="of:=[.P60]/[.O60]" office:value-type="float" office:value="1.00000164484978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9736">
            <text:p>1.20E-003</text:p>
          </table:table-cell>
          <table:table-cell office:value-type="float" office:value="0.104298">
            <text:p>0.10</text:p>
          </table:table-cell>
          <table:table-cell table:formula="of:=IF([.F61]&lt;[.$C$38];[.E61]/2/[.$E$69]; [.G25])" office:value-type="float" office:value="0.0312820610874684">
            <text:p>0.03128206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1528">
            <text:p>1.42E-003</text:p>
          </table:table-cell>
          <table:table-cell office:value-type="float" office:value="0.084767">
            <text:p>0.08</text:p>
          </table:table-cell>
          <table:table-cell table:formula="of:=IF([.N61]&lt;[.$C$38];[.M61]/2/[.$E$69]; [.O25])" office:value-type="float" office:value="0.0358900232795216">
            <text:p>0.0358900233</text:p>
          </table:table-cell>
          <table:table-cell office:value-type="float" office:value="0.03589">
            <text:p>3.59E-002</text:p>
          </table:table-cell>
          <table:table-cell table:formula="of:=[.P61]/[.O61]" office:value-type="float" office:value="0.99999935136510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03171">
            <text:p>6.03E-004</text:p>
          </table:table-cell>
          <table:table-cell office:value-type="float" office:value="0.102537">
            <text:p>0.10</text:p>
          </table:table-cell>
          <table:table-cell table:formula="of:=IF([.F62]&lt;[.$C$38];[.E62]/2/[.$E$69]; [.G26])" office:value-type="float" office:value="0.0189929472436342">
            <text:p>0.018992947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03171">
            <text:p>6.03E-004</text:p>
          </table:table-cell>
          <table:table-cell office:value-type="float" office:value="0.102537">
            <text:p>0.10</text:p>
          </table:table-cell>
          <table:table-cell table:formula="of:=IF([.N62]&lt;[.$C$38];[.M62]/2/[.$E$69]; [.O26])" office:value-type="float" office:value="0.0189929472436342">
            <text:p>1.90E-002</text:p>
          </table:table-cell>
          <table:table-cell office:value-type="float" office:value="0.0189929">
            <text:p>1.90E-002</text:p>
          </table:table-cell>
          <table:table-cell table:formula="of:=[.P62]/[.O62]" office:value-type="float" office:value="0.999997512569608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987">
            <text:p>9.86E-004</text:p>
          </table:table-cell>
          <table:table-cell office:value-type="float" office:value="0.117117">
            <text:p>0.12</text:p>
          </table:table-cell>
          <table:table-cell table:formula="of:=IF([.F63]&lt;[.$C$38];[.E63]/2/[.$E$69]; [.G27])" office:value-type="float" office:value="0.0278111325382821">
            <text:p>0.027811132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0848">
            <text:p>1.51E-003</text:p>
          </table:table-cell>
          <table:table-cell office:value-type="float" office:value="0.0858138">
            <text:p>0.09</text:p>
          </table:table-cell>
          <table:table-cell table:formula="of:=IF([.N63]&lt;[.$C$38];[.M63]/2/[.$E$69]; [.O27])" office:value-type="float" office:value="0.0382534779808185">
            <text:p>0.038253478</text:p>
          </table:table-cell>
          <table:table-cell office:value-type="float" office:value="0.0382535">
            <text:p>3.83E-002</text:p>
          </table:table-cell>
          <table:table-cell table:formula="of:=[.P63]/[.O63]" office:value-type="float" office:value="1.00000057561254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171">
            <text:p>3.83E-003</text:p>
          </table:table-cell>
          <table:table-cell office:value-type="float" office:value="0.0754218">
            <text:p>0.08</text:p>
          </table:table-cell>
          <table:table-cell table:formula="of:=IF([.F64]&lt;[.$C$38];[.E64]/2/[.$E$69]; [.G28])" office:value-type="float" office:value="0.0971681653809676">
            <text:p>0.097168165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57122">
            <text:p>4.57E-003</text:p>
          </table:table-cell>
          <table:table-cell office:value-type="float" office:value="0.0711236">
            <text:p>0.07</text:p>
          </table:table-cell>
          <table:table-cell table:formula="of:=IF([.N64]&lt;[.$C$38];[.M64]/2/[.$E$69]; [.O28])" office:value-type="float" office:value="0.115921366949165">
            <text:p>0.1159213669</text:p>
          </table:table-cell>
          <table:table-cell office:value-type="float" office:value="0.115921">
            <text:p>1.16E-001</text:p>
          </table:table-cell>
          <table:table-cell table:formula="of:=[.P64]/[.O64]" office:value-type="float" office:value="0.999996834499324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622">
            <text:p>1.62E-003</text:p>
          </table:table-cell>
          <table:table-cell office:value-type="float" office:value="0.0900378">
            <text:p>0.09</text:p>
          </table:table-cell>
          <table:table-cell table:formula="of:=IF([.F65]&lt;[.$C$38];[.E65]/2/[.$E$69]; [.G29])" office:value-type="float" office:value="0.0411322266684925">
            <text:p>0.041132226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622">
            <text:p>1.62E-003</text:p>
          </table:table-cell>
          <table:table-cell office:value-type="float" office:value="0.0900378">
            <text:p>0.09</text:p>
          </table:table-cell>
          <table:table-cell table:formula="of:=IF([.N65]&lt;[.$C$38];[.M65]/2/[.$E$69]; [.O29])" office:value-type="float" office:value="0.0411322266684925">
            <text:p>0.0411322267</text:p>
          </table:table-cell>
          <table:table-cell office:value-type="float" office:value="0.0411322">
            <text:p>4.11E-002</text:p>
          </table:table-cell>
          <table:table-cell table:formula="of:=[.P65]/[.O65]" office:value-type="float" office:value="0.99999935163995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403621">
            <text:p>4.04E-004</text:p>
          </table:table-cell>
          <table:table-cell office:value-type="float" office:value="0.126948">
            <text:p>0.13</text:p>
          </table:table-cell>
          <table:table-cell table:formula="of:=IF([.F66]&lt;[.$C$38];[.E66]/2/[.$E$69]; [.G30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664704">
            <text:p>6.65E-004</text:p>
          </table:table-cell>
          <table:table-cell office:value-type="float" office:value="0.101719">
            <text:p>0.10</text:p>
          </table:table-cell>
          <table:table-cell table:formula="of:=IF([.N66]&lt;[.$C$38];[.M66]/2/[.$E$69]; [.O30])" office:value-type="float" office:value="0.0157285754087703">
            <text:p>1.57E-002</text:p>
          </table:table-cell>
          <table:table-cell office:value-type="float" office:value="0.0157286">
            <text:p>1.57E-002</text:p>
          </table:table-cell>
          <table:table-cell table:formula="of:=[.P66]/[.O66]" office:value-type="float" office:value="1.0000015634747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8058">
            <text:p>1.18E-003</text:p>
          </table:table-cell>
          <table:table-cell office:value-type="float" office:value="0.0974585">
            <text:p>0.10</text:p>
          </table:table-cell>
          <table:table-cell table:formula="of:=IF([.F67]&lt;[.$C$38];[.E67]/2/[.$E$69]; [.G31])" office:value-type="float" office:value="0.0299382763010412">
            <text:p>0.029938276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49323">
            <text:p>1.49E-003</text:p>
          </table:table-cell>
          <table:table-cell office:value-type="float" office:value="0.0886007">
            <text:p>0.09</text:p>
          </table:table-cell>
          <table:table-cell table:formula="of:=IF([.N67]&lt;[.$C$38];[.M67]/2/[.$E$69]; [.O31])" office:value-type="float" office:value="0.0378667539014754">
            <text:p>0.0378667539</text:p>
          </table:table-cell>
          <table:table-cell office:value-type="float" office:value="0.0378668">
            <text:p>3.79E-002</text:p>
          </table:table-cell>
          <table:table-cell table:formula="of:=[.P67]/[.O67]" office:value-type="float" office:value="1.00000121738781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number-columns-repeated="3" office:value-type="float" office:value="10">
            <text:p>10</text:p>
          </table:table-cell>
          <table:table-cell office:value-type="float" office:value="0.000522887">
            <text:p>5.23E-004</text:p>
          </table:table-cell>
          <table:table-cell office:value-type="float" office:value="0.106806">
            <text:p>0.11</text:p>
          </table:table-cell>
          <table:table-cell table:formula="of:=IF([.F68]&lt;[.$C$38];[.E68]/2/[.$E$69]; [.G32])" office:value-type="float" office:value="0.0113030390769685">
            <text:p>0.0113030391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office:value-type="float" office:value="0.000522887">
            <text:p>5.23E-004</text:p>
          </table:table-cell>
          <table:table-cell office:value-type="float" office:value="0.106806">
            <text:p>0.11</text:p>
          </table:table-cell>
          <table:table-cell table:formula="of:=IF([.N68]&lt;[.$C$38];[.M68]/2/[.$E$69]; [.O32])" office:value-type="float" office:value="0.0113030390769685">
            <text:p>1.13E-002</text:p>
          </table:table-cell>
          <table:table-cell office:value-type="float" office:value="0.011303">
            <text:p>1.13E-002</text:p>
          </table:table-cell>
          <table:table-cell table:formula="of:=[.P68]/[.O68]" office:value-type="float" office:value="0.999996542790997">
            <text:p>1.00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x</text:p>
          </table:table-cell>
          <table:table-cell table:style-name="Default" table:formula="of:=MAX([.E42:.E68])" office:value-type="float" office:value="0.0197169">
            <text:p>1.97E-002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 table:number-rows-repeated="26">
          <table:table-cell table:number-columns-repeated="4"/>
          <table:table-cell table:style-name="Default" table:number-columns-repeated="2"/>
          <table:table-cell table:style-name="ce2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2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5-28T13:29:01</meta:creation-date>
    <dc:date>2013-05-28T17:12:11</dc:date>
    <dc:creator>Elliott Biondo</dc:creator>
    <meta:editing-duration>PT2H53M58S</meta:editing-duration>
    <meta:editing-cycles>8</meta:editing-cycles>
    <meta:generator>LibreOffice/3.5$Linux_X86_64 LibreOffice_project/350m1$Build-2</meta:generator>
    <meta:document-statistic meta:table-count="3" meta:cell-count="2086" meta:object-count="0"/>
  </office:meta>
</office:document-meta>
</file>